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YouTube Sans" svg:font-family="'YouTube Sans', Roboto, sans-serif"/>
  </office:font-face-decls>
  <office:automatic-styles>
    <style:style style:name="Table1" style:family="table">
      <style:table-properties style:width="6.9375in" fo:margin-left="-0.0417in" fo:margin-top="0in" fo:margin-bottom="0in" table:align="left"/>
    </style:style>
    <style:style style:name="Table1.A" style:family="table-column">
      <style:table-column-properties style:column-width="0.6875in"/>
    </style:style>
    <style:style style:name="Table1.B" style:family="table-column">
      <style:table-column-properties style:column-width="6.25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4"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5" style:family="paragraph" style:parent-style-name="Heading_20_1">
      <style:text-properties style:font-name="Liberation Sans" fo:font-size="28pt" officeooo:paragraph-rsid="0028a457" style:font-size-asian="28pt" style:font-size-complex="28pt"/>
    </style:style>
    <style:style style:name="P6" style:family="paragraph" style:parent-style-name="Heading_20_2">
      <style:text-properties officeooo:paragraph-rsid="001a63e3"/>
    </style:style>
    <style:style style:name="P7" style:family="paragraph" style:parent-style-name="Standard">
      <style:paragraph-properties fo:margin-left="0in" fo:margin-right="0in" fo:orphans="2" fo:widows="2" fo:text-indent="0in" style:auto-text-indent="false"/>
      <style:text-properties fo:font-size="13pt" officeooo:paragraph-rsid="0028a457" style:font-size-asian="13pt" style:font-size-complex="13pt"/>
    </style:style>
    <style:style style:name="P8"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9"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19a978"/>
    </style:style>
    <style:style style:name="P10"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28a457" officeooo:paragraph-rsid="0028a457"/>
    </style:style>
    <style:style style:name="P11" style:family="paragraph" style:parent-style-name="Standard">
      <style:paragraph-properties fo:margin-left="0in" fo:margin-right="0in" fo:orphans="2" fo:widows="2" fo:text-indent="0in" style:auto-text-indent="false"/>
      <style:text-properties officeooo:paragraph-rsid="0019a978"/>
    </style:style>
    <style:style style:name="P12" style:family="paragraph" style:parent-style-name="Standard">
      <style:paragraph-properties fo:margin-left="0in" fo:margin-right="0in" fo:orphans="2" fo:widows="2" fo:text-indent="0in" style:auto-text-indent="false"/>
      <style:text-properties officeooo:rsid="0019a978" officeooo:paragraph-rsid="001a63e3"/>
    </style:style>
    <style:style style:name="P13" style:family="paragraph" style:parent-style-name="Standard">
      <style:paragraph-properties fo:text-align="start" style:justify-single-word="false">
        <style:tab-stops/>
      </style:paragraph-properties>
    </style:style>
    <style:style style:name="P14" style:family="paragraph" style:parent-style-name="Standard">
      <style:paragraph-properties fo:text-align="end" style:justify-single-word="false">
        <style:tab-stops/>
      </style:paragraph-properties>
    </style:style>
    <style:style style:name="P15" style:family="paragraph" style:parent-style-name="Text_20_body">
      <style:text-properties officeooo:rsid="001a63e3" officeooo:paragraph-rsid="001a63e3"/>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3" style:family="text">
      <style:text-properties style:text-outline="false" style:text-line-through-style="none" style:text-line-through-type="none" fo:font-style="normal" fo:text-shadow="none" style:text-underline-style="none" fo:font-weight="normal" fo:background-color="transparent" loext:char-shading-value="0" style:font-style-asian="normal" style:font-weight-asian="normal" style:text-emphasize="none" loext:padding="0in" loext:border="none"/>
    </style:style>
    <style:style style:name="T4" style:family="text">
      <style:text-properties style:text-outline="false" style:text-line-through-style="none" style:text-line-through-type="none" fo:font-style="normal" fo:text-shadow="none" style:text-underline-style="none" fo:font-weight="normal" fo:background-color="transparent" loext:char-shading-value="0" style:font-style-asian="normal" style:font-weight-asian="normal" style:font-weight-complex="normal" style:text-emphasize="none" loext:padding="0in" loext:border="none"/>
    </style:style>
    <style:style style:name="T5" style:family="text">
      <style:text-properties style:text-outline="false" style:text-line-through-style="none" style:text-line-through-type="none" fo:font-style="normal" fo:text-shadow="none" style:text-underline-style="none" fo:font-weight="bold" fo:background-color="transparent" loext:char-shading-value="0" style:font-style-asian="normal" style:font-weight-asian="normal" style:text-emphasize="none" loext:padding="0in" loext:border="none"/>
    </style:style>
    <style:style style:name="T6" style:family="text">
      <style:text-properties style:text-outline="false" style:text-line-through-style="none" style:text-line-through-type="none" fo:font-style="normal" fo:text-shadow="none" style:text-underline-style="none" fo:font-weight="bold" fo:background-color="transparent" loext:char-shading-value="0" style:font-style-asian="normal" style:font-weight-asian="bold" style:font-weight-complex="bold" style:text-emphasize="none" loext:padding="0in" loext:border="none"/>
    </style:style>
    <style:style style:name="T7"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8" style:family="text">
      <style:text-properties style:text-outline="false" style:text-line-through-style="none" style:text-line-through-type="none" fo:font-style="normal" fo:text-shadow="none" style:text-underline-style="none" style:font-style-asian="normal" style:text-emphasize="none"/>
    </style:style>
    <style:style style:name="T9" style:family="text">
      <style:text-properties style:text-outline="false" style:text-line-through-style="none" style:text-line-through-type="none" fo:font-style="normal" fo:text-shadow="none" style:text-underline-style="none" fo:background-color="transparent" loext:char-shading-value="0" style:font-style-asian="normal" style:text-emphasize="none" loext:padding="0in" loext:border="none"/>
    </style:style>
    <style:style style:name="T10" style:family="text">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weight-complex="normal" style:text-emphasize="none"/>
    </style:style>
    <style:style style:name="T11" style:family="text">
      <style:text-properties style:text-outline="false" style:text-line-through-style="none" style:text-line-through-type="none" fo:font-style="normal" fo:text-shadow="none" style:text-underline-style="solid" style:text-underline-width="auto" style:text-underline-color="font-color" fo:font-weight="normal" fo:background-color="transparent" loext:char-shading-value="0" style:font-style-asian="normal" style:font-weight-asian="normal" style:font-weight-complex="normal" style:text-emphasize="none" loext:padding="0in" loext:border="none"/>
    </style:style>
    <style:style style:name="T12" style:family="text">
      <style:text-properties style:text-outline="false" style:text-line-through-style="none" style:text-line-through-type="none" fo:font-style="normal" fo:text-shadow="none" fo:font-weight="normal" style:font-style-asian="normal" style:font-weight-asian="normal" style:font-weight-complex="normal" style:text-emphasize="none"/>
    </style:style>
    <style:style style:name="T13" style:family="text">
      <style:text-properties style:text-outline="false" style:text-line-through-style="none" style:text-line-through-type="none" fo:font-style="normal" fo:text-shadow="none" fo:font-weight="normal" fo:background-color="transparent" loext:char-shading-value="0" style:font-style-asian="normal" style:font-weight-asian="normal" style:font-weight-complex="normal" style:text-emphasize="none" loext:padding="0in" loext:border="none"/>
    </style:style>
    <style:style style:name="T14" style:family="text">
      <style:text-properties style:text-outline="false" style:text-line-through-style="none" style:text-line-through-type="none" style:font-name="YouTube Sans" fo:font-style="normal" fo:text-shadow="none" style:text-underline-style="none" fo:font-weight="bold" fo:background-color="transparent" loext:char-shading-value="0" style:font-style-asian="normal" style:font-weight-asian="normal" style:text-emphasize="none" loext:padding="0in" loext:border="none"/>
    </style:style>
    <style:style style:name="T15" style:family="text">
      <style:text-properties style:text-outline="false" style:text-line-through-style="none" style:text-line-through-type="none" style:font-name="YouTube Sans" fo:font-style="normal" fo:text-shadow="none" style:text-underline-style="none" fo:font-weight="bold" fo:background-color="transparent" loext:char-shading-value="0" style:font-style-asian="normal" style:font-weight-asian="bold" style:font-weight-complex="bold" style:text-emphasize="none" loext:padding="0in" loext:border="none"/>
    </style:style>
    <style:style style:name="T16" style:family="text">
      <style:text-properties style:text-outline="false" style:text-line-through-style="none" style:text-line-through-type="none" style:font-name="YouTube Sans" fo:font-style="normal" fo:text-shadow="none" style:text-underline-style="none" fo:background-color="transparent" loext:char-shading-value="0" style:font-style-asian="normal" style:text-emphasize="none" loext:padding="0in" loext:border="none"/>
    </style:style>
    <style:style style:name="T17" style:family="text">
      <style:text-properties style:text-outline="false" style:text-line-through-style="none" style:text-line-through-type="none" style:font-name="YouTube Sans" fo:font-style="normal" fo:text-shadow="none" style:text-underline-style="none" fo:font-weight="normal" fo:background-color="transparent" loext:char-shading-value="0" style:font-style-asian="normal" style:font-weight-asian="normal" style:font-weight-complex="normal" style:text-emphasize="none" loext:padding="0in" loext:border="none"/>
    </style:style>
    <style:style style:name="T18" style:family="text">
      <style:text-properties style:text-outline="false" style:text-line-through-style="none" style:text-line-through-type="none" style:font-name="YouTube Sans" fo:font-style="normal" fo:text-shadow="none" style:text-underline-style="none" fo:font-weight="normal" style:font-style-asian="normal" style:font-weight-asian="normal" style:font-weight-complex="normal" style:text-emphasize="none"/>
    </style:style>
    <style:style style:name="T19" style:family="text">
      <style:text-properties style:text-outline="false" style:text-line-through-style="none" style:text-line-through-type="none" style:font-name="YouTube Sans" fo:font-style="normal" fo:text-shadow="none" style:text-underline-style="solid" style:text-underline-width="auto" style:text-underline-color="font-color" fo:font-weight="bold" style:font-style-asian="normal" style:font-weight-asian="normal" style:text-emphasize="none"/>
    </style:style>
    <style:style style:name="T20" style:family="text">
      <style:text-properties style:text-outline="false" style:text-line-through-style="none" style:text-line-through-type="none" style:font-name="YouTube Sans" fo:font-style="normal" fo:text-shadow="none" style:text-underline-style="solid" style:text-underline-width="auto" style:text-underline-color="font-color" fo:font-weight="bold" style:font-style-asian="normal" style:font-weight-asian="bold" style:font-weight-complex="bold" style:text-emphasize="none"/>
    </style:style>
    <style:style style:name="T21" style:family="text">
      <style:text-properties style:text-outline="false" style:text-line-through-style="none" style:text-line-through-type="none" style:font-name="YouTube Sans" fo:font-style="normal" fo:text-shadow="none" style:text-underline-style="solid" style:text-underline-width="auto" style:text-underline-color="font-color" style:font-style-asian="normal" style:text-emphasize="none"/>
    </style:style>
    <style:style style:name="T22" style:family="text">
      <style:text-properties style:text-outline="false" style:text-line-through-style="none" style:text-line-through-type="none" style:font-name="YouTube Sans" fo:font-style="normal" fo:text-shadow="none" style:text-underline-style="solid" style:text-underline-width="auto" style:text-underline-color="font-color" fo:font-weight="normal" style:font-style-asian="normal" style:font-weight-asian="normal" style:font-weight-complex="normal" style:text-emphasize="none"/>
    </style:style>
    <style:style style:name="T23" style:family="text">
      <style:text-properties style:text-outline="false" style:text-line-through-style="none" style:text-line-through-type="none" style:font-name="YouTube Sans" fo:font-style="normal" fo:text-shadow="none" style:text-underline-style="solid" style:text-underline-width="auto" style:text-underline-color="font-color" fo:font-weight="normal" fo:background-color="transparent" loext:char-shading-value="0" style:font-style-asian="normal" style:font-weight-asian="normal" style:font-weight-complex="normal" style:text-emphasize="none" loext:padding="0in" loext:border="none"/>
    </style:style>
    <style:style style:name="T24" style:family="text">
      <style:text-properties style:text-outline="false" style:text-line-through-style="none" style:text-line-through-type="none" style:font-name="YouTube Sans" fo:font-style="normal" fo:text-shadow="none" fo:font-weight="normal" fo:background-color="transparent" loext:char-shading-value="0" style:font-style-asian="normal" style:font-weight-asian="normal" style:font-weight-complex="normal" style:text-emphasize="none" loext:padding="0in" loext:border="none"/>
    </style:style>
    <style:style style:name="T25" style:family="text">
      <style:text-properties style:text-outline="false" style:text-line-through-style="none" style:text-line-through-type="none" style:font-name="YouTube Sans" fo:font-style="normal" fo:text-shadow="none" fo:font-weight="normal" style:font-style-asian="normal" style:font-weight-asian="normal" style:font-weight-complex="normal" style:text-emphasize="none"/>
    </style:style>
    <style:style style:name="T26" style:family="text">
      <style:text-properties fo:font-variant="normal" fo:text-transform="none" fo:color="#0f0f0f" loext:opacity="100%" style:font-name="Roboto" fo:letter-spacing="normal" fo:font-style="normal" fo:font-weight="normal" officeooo:rsid="0019a978"/>
    </style:style>
    <style:style style:name="T27" style:family="text">
      <style:text-properties fo:font-variant="normal" fo:text-transform="none" fo:color="#0f0f0f" loext:opacity="100%" style:font-name="Roboto" fo:letter-spacing="normal" fo:font-style="normal" fo:font-weight="normal" officeooo:rsid="0026b8a9"/>
    </style:style>
    <style:style style:name="T28" style:family="text">
      <style:text-properties fo:font-variant="normal" fo:text-transform="none" fo:color="#0f0f0f" loext:opacity="100%" style:font-name="Roboto" fo:letter-spacing="normal" fo:font-style="normal" fo:font-weight="normal" officeooo:rsid="0028a457"/>
    </style:style>
    <style:style style:name="T29" style:family="text">
      <style:text-properties officeooo:rsid="001a63e3"/>
    </style:style>
    <style:style style:name="T30" style:family="text">
      <style:text-properties officeooo:rsid="0026b8a9"/>
    </style:style>
    <style:style style:name="T31" style:family="text">
      <style:text-properties style:text-underline-style="solid" style:text-underline-width="auto" style:text-underline-color="font-color" fo:font-weight="normal"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style:text-underline-style="none" fo:font-weight="normal" style:font-weight-asian="normal" style:font-weight-complex="normal"/>
    </style:style>
    <style:style style:name="T35" style:family="text">
      <style:text-properties fo:color="#000000" loext:opacity="100%" style:text-outline="false" style:text-line-through-style="none" style:text-line-through-type="none" style:font-name="YouTube Sans" fo:font-style="normal" fo:text-shadow="none" style:text-underline-style="none" fo:font-weight="normal" fo:background-color="transparent" loext:char-shading-value="0" style:font-style-asian="normal" style:font-weight-asian="normal" style:font-weight-complex="normal" style:text-emphasize="none" loext:padding="0in" loext:border="none"/>
    </style:style>
    <style:style style:name="T36" style:family="text">
      <style:text-properties fo:color="#000000" loext:opacity="100%" style:text-outline="false" style:text-line-through-style="none" style:text-line-through-type="none" style:font-name="YouTube Sans" fo:font-style="normal" fo:text-shadow="none" style:text-underline-style="none" fo:font-weight="normal" style:font-style-asian="normal" style:font-weight-asian="normal" style:font-weight-complex="normal" style:text-emphasize="none"/>
    </style:style>
    <style:style style:name="T37"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38" style:family="text">
      <style:text-properties fo:color="#000000" loext:opacity="100%" style:text-outline="false" style:text-line-through-style="none" style:text-line-through-type="none" fo:font-style="normal" fo:text-shadow="none" style:text-underline-style="none" fo:font-weight="normal" fo:background-color="transparent" loext:char-shading-value="0" style:font-style-asian="normal" style:font-weight-asian="normal" style:font-weight-complex="normal" style:text-emphasize="none" loext:padding="0in" loext:border="none"/>
    </style:style>
    <style:style style:name="T39" style:family="text">
      <style:text-properties officeooo:rsid="0028a4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35">ActInf GuestStream </text:span><text:a xlink:type="simple" xlink:href="https://www.youtube.com/hashtag/017" text:style-name="Internet_20_link" text:visited-style-name="Visited_20_Internet_20_Link"><text:span text:style-name="T36">#017</text:span></text:a><text:span text:style-name="T37"> (2022)</text:span><text:span text:style-name="T35"> ~ Mahault Albarracin </text:span><text:span text:style-name="T38">“</text:span><text:span text:style-name="T35">Epistemic Communities under Active Inference</text:span><text:span text:style-name="T38">”</text:span></text:h>
      <text:p text:style-name="Standard"/>
      <text:p text:style-name="P7"><text:span text:style-name="T28">D</text:span><text:span text:style-name="T26">iscussion of the 202</text:span><text:span text:style-name="T28">2</text:span><text:span text:style-name="T26"> paper by Mahault Albarracin, Daphne Demekas, Maxwell Ramstead, </text:span><text:span text:style-name="T28">and</text:span><text:span text:style-name="T26"> Conor Heins</text:span><text:span text:style-name="T28">, ‘Epistemic Communities under Active Inference,’</text:span></text:p>
      <text:p text:style-name="P7"><text:span text:style-name="T28">https://www.preprints.org/manuscript/202201.0124/v1</text:span><text:span text:style-name="T26">”</text:span></text:p>
      <text:p text:style-name="P4"><text:span text:style-name="T26"/></text:p>
      <text:p text:style-name="P8"/>
      <text:p text:style-name="Subtitle">Presented by Active Inference Institute in 2022</text:p>
      <text:p text:style-name="P1"/>
      <text:h text:style-name="Heading_20_1" text:outline-level="1"><text:span text:style-name="T29">Session </text:span>0<text:span text:style-name="T30">1</text:span><text:span text:style-name="T39">7</text:span><text:span text:style-name="T30">.1,</text:span> <text:span text:style-name="T39">March 9</text:span><text:span text:style-name="T29">, 2022</text:span></text:h>
      <text:p text:style-name="P15"><text:a xlink:type="simple" xlink:href="https://www.youtube.com/watch?v=aEYQCmFl1Bw" text:style-name="Internet_20_link" text:visited-style-name="Visited_20_Internet_20_Link">https://www.youtube.com/watch?v=aEYQCmFl1Bw</text:a></text:p>
      <text:p text:style-name="P15"/>
      <text:h text:style-name="P6" text:outline-level="2"><text:span text:style-name="T29">SESSION </text:span>SPEAKERS</text:h>
      <text:p text:style-name="P12">Mahault Albarracin, Daniel Friedman</text:p>
      <text:p text:style-name="P3"/>
      <text:p text:style-name="P2"/>
      <text:h text:style-name="Heading_20_2" text:outline-level="2">CONTENTS</text:h>
      <table:table table:name="Table1" table:style-name="Table1">
        <table:table-column table:style-name="Table1.A"/>
        <table:table-column table:style-name="Table1.B"/>
        <table:table-row table:style-name="Table1.1">
          <table:table-cell table:style-name="Table1.A1" office:value-type="string">
            <text:p text:style-name="P14">00:07</text:p>
          </table:table-cell>
          <table:table-cell table:style-name="Table1.A1" office:value-type="string">
            <text:p text:style-name="P13">Cognitive Computing</text:p>
          </table:table-cell>
        </table:table-row>
        <table:table-row table:style-name="Table1.1">
          <table:table-cell table:style-name="Table1.A1" office:value-type="string">
            <text:p text:style-name="P14">01:22</text:p>
          </table:table-cell>
          <table:table-cell table:style-name="Table1.A1" office:value-type="string">
            <text:p text:style-name="P13">Cognitive dissonance and social networks</text:p>
          </table:table-cell>
        </table:table-row>
        <table:table-row table:style-name="Table1.1">
          <table:table-cell table:style-name="Table1.A1" office:value-type="string">
            <text:p text:style-name="P14">05:42</text:p>
          </table:table-cell>
          <table:table-cell table:style-name="Table1.A1" office:value-type="string">
            <text:p text:style-name="P13">Group membership and the confirmation bias</text:p>
          </table:table-cell>
        </table:table-row>
        <table:table-row table:style-name="Table1.1">
          <table:table-cell table:style-name="Table1.A1" office:value-type="string">
            <text:p text:style-name="P14">07:32</text:p>
          </table:table-cell>
          <table:table-cell table:style-name="Table1.A1" office:value-type="string">
            <text:p text:style-name="P13">What are the Scripts in Cognitive Science?</text:p>
          </table:table-cell>
        </table:table-row>
        <table:table-row table:style-name="Table1.1">
          <table:table-cell table:style-name="Table1.A1" office:value-type="string">
            <text:p text:style-name="P14">11:23</text:p>
          </table:table-cell>
          <table:table-cell table:style-name="Table1.A1" office:value-type="string">
            <text:p text:style-name="P13">Exploring the epistemic communities of the internet</text:p>
          </table:table-cell>
        </table:table-row>
        <table:table-row table:style-name="Table1.1">
          <table:table-cell table:style-name="Table1.A1" office:value-type="string">
            <text:p text:style-name="P14">15:27</text:p>
          </table:table-cell>
          <table:table-cell table:style-name="Table1.A1" office:value-type="string">
            <text:p text:style-name="P13">What is a Healthy Use of #Hashtags?</text:p>
          </table:table-cell>
        </table:table-row>
        <table:table-row table:style-name="Table1.1">
          <table:table-cell table:style-name="Table1.A1" office:value-type="string">
            <text:p text:style-name="P14">19:03</text:p>
          </table:table-cell>
          <table:table-cell table:style-name="Table1.A1" office:value-type="string">
            <text:p text:style-name="P13">Inactive Inference with Volatility and Habit Formation</text:p>
          </table:table-cell>
        </table:table-row>
        <table:table-row table:style-name="Table1.1">
          <table:table-cell table:style-name="Table1.A1" office:value-type="string">
            <text:p text:style-name="P14">21:40</text:p>
          </table:table-cell>
          <table:table-cell table:style-name="Table1.A1" office:value-type="string">
            <text:p text:style-name="P13">Inactive Inference (Bayesian model inversion)</text:p>
          </table:table-cell>
        </table:table-row>
        <table:table-row table:style-name="Table1.1">
          <table:table-cell table:style-name="Table1.A1" office:value-type="string">
            <text:p text:style-name="P14">26:37</text:p>
          </table:table-cell>
          <table:table-cell table:style-name="Table1.A1" office:value-type="string">
            <text:p text:style-name="P13">The Active Inference framework</text:p>
          </table:table-cell>
        </table:table-row>
        <table:table-row table:style-name="Table1.1">
          <table:table-cell table:style-name="Table1.A1" office:value-type="string">
            <text:p text:style-name="P14">29:47</text:p>
          </table:table-cell>
          <table:table-cell table:style-name="Table1.A1" office:value-type="string">
            <text:p text:style-name="P13">Bayesian Brain Theory of Political Policing</text:p>
          </table:table-cell>
        </table:table-row>
        <table:table-row table:style-name="Table1.1">
          <table:table-cell table:style-name="Table1.A1" office:value-type="string">
            <text:p text:style-name="P14">35:45</text:p>
          </table:table-cell>
          <table:table-cell table:style-name="Table1.A1" office:value-type="string">
            <text:p text:style-name="P13">How epistemic confirmation can mediate the formation of echo chambers and</text:p>
          </table:table-cell>
        </table:table-row>
        <table:table-row table:style-name="Table1.1">
          <table:table-cell table:style-name="Table1.A1" office:value-type="string">
            <text:p text:style-name="P14">42:39</text:p>
          </table:table-cell>
          <table:table-cell table:style-name="Table1.A1" office:value-type="string">
            <text:p text:style-name="P13">These are the hidden states of Twitter</text:p>
          </table:table-cell>
        </table:table-row>
        <table:table-row table:style-name="Table1.1">
          <table:table-cell table:style-name="Table1.A1" office:value-type="string">
            <text:p text:style-name="P14">43:30</text:p>
          </table:table-cell>
          <table:table-cell table:style-name="Table1.A1" office:value-type="string">
            <text:p text:style-name="P13">Inventing the Hidden States in a generative model</text:p>
          </table:table-cell>
        </table:table-row>
        <table:table-row table:style-name="Table1.1">
          <table:table-cell table:style-name="Table1.A1" office:value-type="string">
            <text:p text:style-name="P14">47:17</text:p>
          </table:table-cell>
          <table:table-cell table:style-name="Table1.A1" office:value-type="string">
            <text:p text:style-name="P13">Social Media: Collective Belief Dynamics</text:p>
          </table:table-cell>
        </table:table-row>
        <table:table-row table:style-name="Table1.1">
          <table:table-cell table:style-name="Table1.A1" office:value-type="string">
            <text:p text:style-name="P14">52:05</text:p>
          </table:table-cell>
          <table:table-cell table:style-name="Table1.A1" office:value-type="string">
            <text:p text:style-name="P13">What kind of dynamics might result in persistent diversity?</text:p>
          </table:table-cell>
        </table:table-row>
        <table:table-row table:style-name="Table1.1">
          <table:table-cell table:style-name="Table1.A1" office:value-type="string">
            <text:p text:style-name="P14">55:08</text:p>
          </table:table-cell>
          <table:table-cell table:style-name="Table1.A1" office:value-type="string">
            <text:p text:style-name="P13">How epistemic confirmation bias and network connectivity affect epistemic community formation</text:p>
          </table:table-cell>
        </table:table-row>
        <text:soft-page-break/>
        <table:table-row table:style-name="Table1.1">
          <table:table-cell table:style-name="Table1.A1" office:value-type="string">
            <text:p text:style-name="P14">58:24</text:p>
          </table:table-cell>
          <table:table-cell table:style-name="Table1.A1" office:value-type="string">
            <text:p text:style-name="P13">The relationship between social volatility and epistemic confirmation bias</text:p>
          </table:table-cell>
        </table:table-row>
        <table:table-row table:style-name="Table1.1">
          <table:table-cell table:style-name="Table1.A1" office:value-type="string">
            <text:p text:style-name="P14">1:01:41</text:p>
          </table:table-cell>
          <table:table-cell table:style-name="Table1.A1" office:value-type="string">
            <text:p text:style-name="P13">Hypothesis 3: Higher Learning Rates and epistemic confirmation bias</text:p>
          </table:table-cell>
        </table:table-row>
        <table:table-row table:style-name="Table1.1">
          <table:table-cell table:style-name="Table1.A1" office:value-type="string">
            <text:p text:style-name="P14">1:03:43</text:p>
          </table:table-cell>
          <table:table-cell table:style-name="Table1.A1" office:value-type="string">
            <text:p text:style-name="P13">In the Elevator With Alex Jones</text:p>
          </table:table-cell>
        </table:table-row>
        <table:table-row table:style-name="Table1.1">
          <table:table-cell table:style-name="Table1.A1" office:value-type="string">
            <text:p text:style-name="P14">1:06:14</text:p>
          </table:table-cell>
          <table:table-cell table:style-name="Table1.A1" office:value-type="string">
            <text:p text:style-name="P13">Misinformation on Social Media</text:p>
          </table:table-cell>
        </table:table-row>
        <table:table-row table:style-name="Table1.1">
          <table:table-cell table:style-name="Table1.A1" office:value-type="string">
            <text:p text:style-name="P14">1:15:36</text:p>
          </table:table-cell>
          <table:table-cell table:style-name="Table1.A1" office:value-type="string">
            <text:p text:style-name="P13">Inferring the optimal space of groups</text:p>
          </table:table-cell>
        </table:table-row>
        <table:table-row table:style-name="Table1.1">
          <table:table-cell table:style-name="Table1.A1" office:value-type="string">
            <text:p text:style-name="P14">1:21:40</text:p>
          </table:table-cell>
          <table:table-cell table:style-name="Table1.A1" office:value-type="string">
            <text:p text:style-name="P13">What roles do Ronen play in communities?</text:p>
          </table:table-cell>
        </table:table-row>
        <table:table-row table:style-name="Table1.1">
          <table:table-cell table:style-name="Table1.A1" office:value-type="string">
            <text:p text:style-name="P14">1:24:43</text:p>
          </table:table-cell>
          <table:table-cell table:style-name="Table1.A1" office:value-type="string">
            <text:p text:style-name="P13">The City and its Inventors</text:p>
          </table:table-cell>
        </table:table-row>
        <table:table-row table:style-name="Table1.1">
          <table:table-cell table:style-name="Table1.A1" office:value-type="string">
            <text:p text:style-name="P14">1:28:58</text:p>
          </table:table-cell>
          <table:table-cell table:style-name="Table1.A1" office:value-type="string">
            <text:p text:style-name="P13">Inactive Inference and the Web</text:p>
          </table:table-cell>
        </table:table-row>
        <table:table-row table:style-name="Table1.1">
          <table:table-cell table:style-name="Table1.A1" office:value-type="string">
            <text:p text:style-name="P14">1:36:44</text:p>
          </table:table-cell>
          <table:table-cell table:style-name="Table1.A1" office:value-type="string">
            <text:p text:style-name="P13">Active Inference in the Science Community</text:p>
          </table:table-cell>
        </table:table-row>
        <table:table-row table:style-name="Table1.1">
          <table:table-cell table:style-name="Table1.A1" office:value-type="string">
            <text:p text:style-name="P14">1:41:34</text:p>
          </table:table-cell>
          <table:table-cell table:style-name="Table1.A1" office:value-type="string">
            <text:p text:style-name="P13">Rats in the World</text:p>
          </table:table-cell>
        </table:table-row>
      </table:table>
      <text:p text:style-name="Standard"/>
      <text:p text:style-name="P11"/>
      <text:h text:style-name="Heading_20_2" text:outline-level="2">TRANSCRIPT</text:h>
      <text:p text:style-name="P9"/>
      <text:p text:style-name="P9">00:07 Daniel:</text:p>
      <text:p text:style-name="P9">Hello. It is March 9, 2022. We're here in ActInf ActInf lab Gueststream number 17.1 with Mahault Albarracin. And Mahault <text:s/>is a product director at Game Addict, researcher at Versus Computational Phenomenology Lab, and finishing a PhD in Cognitive computing at UQ A M. So we'll have a fun discussion today.</text:p>
      <text:p text:style-name="P9">Feel free to write any questions in the chat during the presentation and we'll have some great time learning. So thanks a lot for joining this guest stream and really looking forward to what you have to share.</text:p>
      <text:p text:style-name="P9"/>
      <text:p text:style-name="P9">00:45 Mahault:</text:p>
      <text:p text:style-name="P9">Yeah, thanks for having me. I'm really glad to be able to present this paper. We've submitted it and we're in the process of reviewing it.</text:p>
      <text:p text:style-name="P9">So it's a really exciting paper that I'm hoping we can get out soon. So today I'm going to try to go through a lot of big concepts on how they apply active Inference lab, and then I'm going to try to explain the nittygritty of a generative model, how to make a simulation, and then what are the takeaways and limitations. I'm going to try to keep this quick. If you have any questions, feel free to ask them, and I'll take anything as it goes. So let's begin with the main concept here, which is confirmation bias and conformity.</text:p>
      <text:p text:style-name="P9">This was the starting point of our research. We were syncing with my coauthors, which are Conor Heins and Daphne to make us, and Maxwell Ramstead. We were trying to think through what leads people to see the world in such a way that they have a hard time then reconciling their view of the world with other people.</text:p>
      <text:p text:style-name="P9">01:54 And so it went back to the practice of exchanging ideas, sharing concepts and values between different minds, which is a fundamental process. It really allows humans and other living agents to coordinate and basically operate socially.</text:p>
      <text:p text:style-name="P9">By sharing ideas, individuals, communities can really pursue their pragmatic goal. So basically get comma is one of the goals you might want to optimize for. They improve their understanding of the world. And then we notice that humans are compulsory, cooperators human individuals and survive based on the predication that they have access and they can leverage the bodies of a communication. Cultural knowledge.</text:p>
      <text:p text:style-name="P9">Over the course of evolutionary history, humans have developed an exquisitely sensitive capacity to discriminate between reliable sources of information from unreliable ones, which seems counterintuitive in the age that we're at, but you have to understand how far we've come before we got to the arms race towards information.</text:p>
      <text:p text:style-name="P9">03:08 So the epistemic process, as I just said, it's really not without flaws. Humans are not computing machines. They're not perfect. They mostly use heuristics.</text:p>
      <text:p text:style-name="P9">They process information by reasoning to limit the consumption of energy and facilitate rapid decisionmaking. That's the basis of survival. For example, confirmation bias implies that all other things being equal, individuals prefer sticking to their own beliefs over changing their minds. It's easier for them to potentially change their model less than if they had to really all the time constantly deal with the volatile <text:soft-page-break/>model of the world. There's a lot of research about confirmation bias and its relation to cognitive dissonance.</text:p>
      <text:p text:style-name="P9">We really don't like cognitive dissonance. We don't like feeling like the world is not what we understand it to be. And when we're faced with information that conflicts with our core beliefs, we do in fact experience cognitive disturbance.</text:p>
      <text:p text:style-name="P9">04:15 The tolerance for cognitive dissonance tends to vary across individuals. But there's people who can really tolerate a wildly volatile world and they accept that they don't know things and they said that they could be wrong.</text:p>
      <text:p text:style-name="P9">And then there's personality types who are much less likely to take this dissonance and are more likely to try to avoid this dissonance. And so confirmation bias in this way has a social influence. Individuals will prefer stamping data from their in group and will seek to confirm their own ideas by foraging for confirmatory information from their in group. This ensures that they have access to likeminded allies and they choose to belong to communities where their deeply held beliefs are promoted and shared. This limits the cognitive effort that is already expended in the foraging of information.</text:p>
      <text:p text:style-name="P9">This in group delivery also influences how strongly information is integrated. So if a group membership is important for the individual, they'll tend to integrate way more information that comes from someone they believe believes the same things as them.</text:p>
      <text:p text:style-name="P9">05:24 For instance, you can think of news sources and Fox News, so people it's not like people from different aisles don't know what the others are saying. They just tend to take what their preferred channel says and completely ignore what other channels are saying even if they've heard it. So the confirmation bias is echoed by another heuristic and we're talking about conformity.</text:p>
      <text:p text:style-name="P9">So that's the need to cohere with the beliefs of one in group. So it's kind of a push and pull, right? I want to be in a group of people who are likeminded and I ant to believe the same things that I believe. Therefore, going in a group of people who are like minded is the best way to do so. I also don't want to be kicked out from the group because the group has access to a lot of resources that is very good for me.</text:p>
      <text:p text:style-name="P9">Right. It limits how much information any one agent has to gather to be part of a group. It also increases how much each agent is trusted.</text:p>
      <text:p text:style-name="P9">06:27 In group agents can be way more precisely predicted by the other members of their group. This is in part due by norms and behavior scripts.</text:p>
      <text:p text:style-name="P9">We wrote another paper about this and generally these scripts tend to benefit the members of the group, right? That's why they also want to uphold these scripts. So being able to examples from the group entails a continued relationship to other members. If I lose access to this, I can lose access to information, food, shelter and it leads to difficulties. If you want to read more, I can eventually give you all the resources.</text:p>
      <text:p text:style-name="P9">So this is a natural endstopping point. If you want, if you have any questions, if you have any notes, you can share them out.</text:p>
      <text:p text:style-name="P9"/>
      <text:p text:style-name="P9">07:21 Daniel:</text:p>
      <text:p text:style-name="P9">It was really powerful what you said about the losing access to the group benefits, especially from just the evolutionary and ecological point of view. What are the scripts and how does this current work that you're sharing relate to the work that you had done with narrative and scripts?</text:p>
      <text:p text:style-name="P9"/>
      <text:p text:style-name="P9">07:42 Mahault:</text:p>
      <text:p text:style-name="P9">Yeah, so, I mean, the definition of scripts is not perfectly shared across the board. There's a lot of fields that use it, but the way that we've reviewed the literature and brought together, we have weak scripts and strong scripts. So weak scripts are like clusters of connected concepts that tend to exist with one another in a sort of yeah, it's like, it's like the building of a context with naturally cooccurring concepts.</text:p>
      <text:p text:style-name="P9">And then the strong script is how these concepts tend to sequence over time. So like, for instance, there is going to be and actual entailment to certain events that they gather the concepts together and then you're going to be able to exist in a space like this. And that's how you norm not only how people behave in a group, but how they coordinate. That is how you normal they sample reality. Because let's imagine my script in this place says I must do this, this and that.</text:p>
      <text:p text:style-name="P9">08:46 So I'm going to do this, this and that, which means I'm not going to have access to all the other things I might have done if my script had been a little different. So that's one way that we force people to only look at a subset of the available information in a given space.</text:p>
      <text:p text:style-name="P9"/>
      <text:p text:style-name="P9">09:02 Daniel:</text:p>
      <text:p text:style-name="P9"><text:soft-page-break/>Cool. And then how did it relate? Or how does this research build upon what you had done those few months ago?</text:p>
      <text:p text:style-name="P9"/>
      <text:p text:style-name="P9">09:11 Mahault:</text:p>
      <text:p text:style-name="P9">Right, so the previous paper had formalized what a script means in terms active inference lab. And basically you as an agent with your niche, predict what you're supposed to do next.</text:p>
      <text:p text:style-name="P9">So it puts a strong emphasis on your available policies and the way that your policies are shaped. And then you're going to tailor your prediction errors on the response of the action. So then you're going to get to this sort of sequenced patterns of synchronization that reinforce each other. Right. So the more I get the right pattern, the more I'm likely to get good reinforcement.</text:p>
      <text:p text:style-name="P9">And therefore I'm going to think that this is the right pattern for this group and this is going to shape the niche so much so that if anyone even wants to or tries to enact something different, they may just get so much prediction error that people just will push back on it.</text:p>
      <text:p text:style-name="P9">10:13 And you're going to stay within this sort of manifold that has this center point that gets all the states in, but the way that we're using this research to build on the previous one is that we understand that a script takes many forms, right. The weak version of the script is really something you could call an ideology, right? So if you take all of my weak scripts, really what this is, is how do I map my observations to my state? It's really what it is.</text:p>
      <text:p text:style-name="P9">Right? And so this new research is saying, well, agents are going to map things differently and thus they're gain to end up into different groups by simple virtue of mapping so differently that eventually it makes no sense for them to try to interact with one another because they couldn't synchronize anyway. So that's how this builds upon the previous research.</text:p>
      <text:p text:style-name="P9"/>
      <text:p text:style-name="P9">11:16 Daniel:</text:p>
      <text:p text:style-name="P9">Cool that you guys yeah, please carry on.</text:p>
      <text:p text:style-name="P9"/>
      <text:p text:style-name="P9">11:23 Mahault:</text:p>
      <text:p text:style-name="P9">Okay, so we've discussed confirmation bias and conformity, and we have discussed how they mutually reinforce each other. So to save energy, confirmation bias leads to agents being drawn to groups that validate their opinion and increase the probability of behavior. And epistemic conformity believe the same things, and they form the basis of information spread. So agents spread information through media and through connections to one another, given a network structure. Right.</text:p>
      <text:p text:style-name="P9">And the spread of ideas and behavior serves local and larger scale coordination. This is very much based on the work of Maxwell, who has effectively discussed how active inference works across scale in nested mark of blankets that eventually build and become one another. So similar norms and coordination can be understood as synchronization, which lowers the cost of information flow. This increases the certainty of the message being spread as well as the quality of this reception.</text:p>
      <text:p text:style-name="P9">12:26 So just right there, this increased certainty, this capacity to spread messages, this quality of reception, you can see already how this might lead towards better synchronization, right?</text:p>
      <text:p text:style-name="P9">Because more certainty means you may have less attention to give to one thing in order for it to happen, and you can start thinking about other things and start specializing in other areas. With this certainty staying up, right. The message will be more intelligent to group members who share the common set of codes and agents who are more likely to integrate new information if it fits better with their understanding of the world. So one example of optimization of message passing includes hashtags. They have been known to be heavy carriers of information in echo chambers.</text:p>
      <text:p text:style-name="P9">They were used in ants and weights to reach people of similar mindsets who understand what the hashtag means and understand that this is a signal for them to interpret what's being said in the life they want to interpret. So the spread of information is optimized through hashtag as pseudo metal linguistic categorization markers.</text:p>
      <text:p text:style-name="P9">13:30 That was a lot of words, but really what it means is just that we see a hashtag, we know what it means, we know it has a lot of meaning without having to have a whole text for it, which is great for Twitter, right?</text:p>
      <text:p text:style-name="P9">So we labeled our communities in this study, formed in the process of belief sharing, as epistemic communities. Now, this term already exists. It was already used by other fields, but we've tailored it a little bit to mean specifically that there are communities that share and spread a world view or a paradigm or normalized sampling behavior. Individuals in the community are tied together by these practices, which <text:soft-page-break/>reinforce the social signals acting as evidence for the shared model of the world. The hashtag, the echo chamber formation is an extreme example of epistemic communities.</text:p>
      <text:p text:style-name="P9">Echo chambers type people with similar views together, and they tend to actively work against the engagement with externalism sources.</text:p>
      <text:p text:style-name="P9">14:34 They become very epistemically vulnerable when members can really no longer assess when an information is true or dot one. Having access to a few sources limits how much information can be gathered and relevant sources of evidence really fall through the gaps and the errors will be propagated because it goes really well really fast and it's integrated really strongly. And so if the people can no longer tell whether it's false or not, then the system is much likely to be more vulnerable to misinformation and errors. They'll have a difficult time to check errors against anything.</text:p>
      <text:p text:style-name="P9">And most minds in the echo chambers will become more and more synchronized and thus poised to make the same mistakes. So that's pretty chunk right there. If you want, we can take a beat.</text:p>
      <text:p text:style-name="P9"/>
      <text:p text:style-name="P9">15:27 Daniel:</text:p>
      <text:p text:style-name="P9">Yeah. I had a question.</text:p>
      <text:p text:style-name="P9">What is a healthy usage of hashtags look like? Or how do we compress information and context and perspective in a way that might not have some of these, like, threats or failures that you're talking about?</text:p>
      <text:p text:style-name="P9"/>
      <text:p text:style-name="P9">15:47 Mahault:</text:p>
      <text:p text:style-name="P9">So for the first part, I have an idea, but I've never read anything that specifically said this is a healthy use. So I'll venture a guest. But I'll start with the second part of the question that will give you a good sense.</text:p>
      <text:p text:style-name="P9">The way to keep communities healthy is to force them to be exposed to viewpoints they may not agree with, sources that they're not necessarily familiar with and that have more nuanced take. So the more you expose people to different kinds of people, different kinds of beliefs, the more likely they are to depolarize and be more open to possibilities. That's just a fact. Like we may think through our experience. You know what?</text:p>
      <text:p text:style-name="P9">When I see my conservative uncle, my racist, homophobic conservative uncle, when he talks my kid's grit and I stopped listening, yes, that's true.</text:p>
      <text:p text:style-name="P9">16:48 But you still are exposed to him. You still have to engage with his thoughts to some degree. And so your reaction to push him away, that's a natural reaction. And you might actually do it.</text:p>
      <text:p text:style-name="P9">But if you're never ever exposed to his thoughts, you will never be able to actually, first of all, really know whether they're not true because you've never engaged with them. Right? So that's one thing. So the guess about the hashtags is maybe try to research hashtags that are not part of your community and try to reach people who may not normally listen to you in a language that is potentially less polarized. So if you really want someone, the best example of this is she's a YouTuber.</text:p>
      <text:p text:style-name="P9">She's amazing. Natalie Winn, do you know her?</text:p>
      <text:p text:style-name="P9"/>
      <text:p text:style-name="P9">17:52 Daniel:</text:p>
      <text:p text:style-name="P9">Not familiar right now, the thing is.</text:p>
      <text:p text:style-name="P9"/>
      <text:p text:style-name="P9">17:56 Mahault:</text:p>
      <text:p text:style-name="P9">I don't remember the name of her channel, but she basically specialized in philosophically deconstructive, conservative talking points in a way that steelmand them and didn't just destroy them on a sort of value based basis. It was more like, let's take these points, let's remove everything that actually really isn't true and take the kernel of truth in there and understand it through their eyes and reinterpret why this might actually still be wrong, but not in a way that was demeaning.</text:p>
      <text:p text:style-name="P9">And she reached a lot of people this way. She reached a lot of conservatives who were like, wow, okay, no, you know what? I get it. And it was very effective. So I think that's the answer to your question.</text:p>
      <text:p text:style-name="P9"/>
      <text:p text:style-name="P9">18:47 Daniel:</text:p>
      <text:p text:style-name="P9">Cool, carry on. I'm sure we'll be able to bring active inference in, but it's awesome to be just building the context and seeing how there is motivation and the perspective on the work.</text:p>
      <text:p text:style-name="P9"/>
      <text:p text:style-name="P9">19:01 Mahault:</text:p>
      <text:p text:style-name="P9">Awesome. So, yeah. So one of the elements that maybe will in fact give you a good sense of how we're bringing active inference is the concept of volatility and habit formation.</text:p>
      <text:p text:style-name="P9"><text:soft-page-break/>So stability in the group is not guaranteed. Optimal inference in a changing world requires interactions sensory data, right, with beliefs about the intrinsic volatility of the environment. So environment with higher volatility change more often and thus have shorter intrinsic time scales at which the agent has to keep updating their beliefs. And conversely, environments with lower volatility require longer time scale to start updating your beliefs. On the other hand, having a better ambiguity to track potentially important fluctuations in information requires to pay attention to smaller changes.</text:p>
      <text:p text:style-name="P9">But increased attention to environmental fluctuations will potentially lead to increased sensitivity to random, noninformative changes in the environment.</text:p>
      <text:p text:style-name="P9">20:03 So that might be called a higher false value inference, right? So it's important for agents to have the right understanding of the volatility in their environment. One way to cope with volatility is to use the coping mechanism to constrain the uncertainty related to their own behaviors via habit formation. So here we are going to model habit as a form of behavior reinforcement, where behavior become more probable as a function of how often they are engaged.</text:p>
      <text:p text:style-name="P9">So an agent has engaged in a given behavior enough, a habit can then be formed and become hard to unlearn. And this is important as we understand both how parameters are set in our generative models, but also how echochambers can form by habit formation. So in our model, behavior is driven by information sensemaking, which drives it's a drive that leads agent to preferentially sample information from other agents with beliefs that they believe are similar to their own.</text:p>
      <text:p text:style-name="P9">21:03 So the way that I'm saying this believe that they believe is important in active inference because the inactive inference we're starting from the assumption that we don't ever really know. Things are kind of hidden from us and we have to infer what things might be.</text:p>
      <text:p text:style-name="P9">So I never really have access to what the other person believes. I think they might think this. And I'm going to try to further beliefs based on some observations they're putting out. Hinton the world. Okay, now we've coined that down.</text:p>
      <text:p text:style-name="P9">Let's start with active inference. So we're getting to the meat of it. I'm going to do a very short interoception. Prince. If you already know, great.</text:p>
      <text:p text:style-name="P9">If you don't, then this is going to be very informative. It's a biologically motivated framework that rests on first principles of selforganization in complex adaptive systems. So self organization part is probably the most important part here because active inference is potentially less interesting for rocks, for instance, because they tend to self organize a little less.</text:p>
      <text:p text:style-name="P9">22:15 I'm pretty sure we could effectively use it for larger models of astrology, but sorry, astronomy. But effectively what you really cared here is for things that tend to fight entropy.</text:p>
      <text:p text:style-name="P9">So it's focused on the notion that internal states of any biological system are statistically insulated from the environment that generates sensory observations. So basically they have an inside and they have an outside. And so they engage in inference about the causes of what gives them sensory state to really behave optimally to keep fighting entropy. So biological systems entertain a generative model of the latent environmental causes of their sensory input. So latent because I don't know really what causes it, I can only infer.</text:p>
      <text:p text:style-name="P9">So it's a little different from reinforcement learning or reflective behavior algorithms because actions taken under active inference are guided by these internal beliefs in themselves.</text:p>
      <text:p text:style-name="P9">23:19 They are optimized with respect to an internal world model or a representation of the world's causal and data generated structure, what we call the generous model agents active inference lab represent their own action in their generative models. By performing inference on both hidden environment states of the world and the consequences of their own actions, they can select behavior which first, achieves their goal or fulfills preferences and second, reduces uncertainty in the agent world model. So this is where we get to the epistemic part, right? I want the world to be a certain way, and I also want to be less uncertain about my uncertainty of the world being the certain way.</text:p>
      <text:p text:style-name="P9">Right? So an agent's main objective is to increase their model evidence and to reduce surprise. Surprise is bad.</text:p>
      <text:p text:style-name="P9">24:20 Consider an agent which is in the world. If I want to predict myself surviving, I want to see things which are likely to make me survive.</text:p>
      <text:p text:style-name="P9">If I'm surprised by something, it's probably not likely to make me survive. And therefore it's probably something I should avoid. Like for right now, I'm in my room. I expect the room to stay where it is, as it is. This is good.</text:p>
      <text:p text:style-name="P9">If a bare were to appear on my right would be very surprising. It's probably very bad for me. So processes like learning, perception, planning and goal directed behavior emerged from this single drive to increase <text:soft-page-break/>evidence for the agent generative model of the world. So far, so good. So the agents never directly act on sensory data, but they change their belief about what causes that data.</text:p>
      <text:p text:style-name="P9">This is a core step in active inference. It consists in optimizing these beliefs using a generative model.</text:p>
      <text:p text:style-name="P9">25:20 It's also known as Beijing inference or Bayesian model inversion. This inference answers the question, what is my best guess about the state of the world given my sensory data and my prior beliefs? I dot one into the world, not encoding anything.</text:p>
      <text:p text:style-name="P9">I have some basic beliefs about what's going to happen and then I'm getting observations and I make predictions about what might happen and then I act on those predictions. This follows Bayes rule, where the optimal belief about hidden or latent variable given some sensory data is called a posterior distribution. If you want, I can keep going into that or I can skip that off. But basically you basically calculate the probability of something given something else. And active inference lab perception, the generation of a best guess about the current hidden state of the world is formalized as the computation of a posterior distribution over some hidden states and action.</text:p>
      <text:p text:style-name="P9">26:24 So the active part of Action prints is the computation of a posterior distinctions over policies. Policies are just a sequence of potential states of the world. OK, so now we introduce the actual model. Is it clear so far? Is the active inference part Brett clear?</text:p>
      <text:p text:style-name="P9"/>
      <text:p text:style-name="P9">26:48 Daniel:</text:p>
      <text:p text:style-name="P9">That's awesome. You hit on many great active pieces. The only piece that really I wanted to mention was the difference between the observations, like what was said and then the hidden hypothesized cognitive states. It opens up a space between what happened and why somebody said that. And so that comes up all the time in epistemic communities.</text:p>
      <text:p text:style-name="P9">What did the author mean by those words or what did the person mean by saying that? And so that's why the context is so important. And Active gives a framework that might help us model that kind of a scenario.</text:p>
      <text:p text:style-name="P9"/>
      <text:p text:style-name="P9">27:32 Mahault:</text:p>
      <text:p text:style-name="P9">Exactly. And I mean, this is exactly where we're trying to go with this research, is that right now we ant to model how people tend to have different views of the world.</text:p>
      <text:p text:style-name="P9">But the underlying phenomenon here, and we're going to try to dig more into that, is that or the hypothesis anyway, is that there is a literal different mapping between an observation and a state, which means for the same thing being seen by two different people. We're going to infer two very different things. And the funny thing is, then you come into the world of values where it's a whole other scale and stuff where we may be interpreted the same thing, but we'll have a spin on it and that spin being like, no, no, I know what he meant. I just fundamentally disagree with it. And this is how we get into the web, these scripted webs of conceptual spaces where you see these graphs of concepts being connected.</text:p>
      <text:p text:style-name="P9">28:39 But at some point there is a rift. And that rift makes it so that I value this and you do not. And so we can converge towards understanding without necessarily being able to converge towards acceptance. This is still very hypothetical.</text:p>
      <text:p text:style-name="P9"/>
      <text:p text:style-name="P9">29:02 Daniel:</text:p>
      <text:p text:style-name="P9">One other note on what you just said there, it's like the difference between an orthodoxy and orthopaxis. So what is the similarity between conformity of thought and latitude on action? Vice versa? And then in what way are the systems around us, like, aligned or not with our preference about those features of systems?</text:p>
      <text:p text:style-name="P9"/>
      <text:p text:style-name="P9">29:27 Mahault:</text:p>
      <text:p text:style-name="P9">Yeah, absolutely.</text:p>
      <text:p text:style-name="P9">Absolutely. I mean, I feel like this could all be encased in C, right? Like we can interpret the same thing, but my C is way over there.</text:p>
      <text:p text:style-name="P9">I'll explain to you later. This made very little sense. A lot of people so let's introduce the model a little more.</text:p>
      <text:p text:style-name="P9">We have individuals, agents who share information with one another and they come to form beliefs about their local environment and about the beliefs of other agents in their community. So to understand this phenomenon, we leverage that the active framework. Here, the organisms tend to minimize a quantity called variational free energy, which quantifies the divergence between the expected and the sense data as explained. For from this point of view, to select an action is to infer what I must be doing given what I believe and what I sense.</text:p>
      <text:p text:style-name="P9">30:28 So there's been a lot of work done in this field active inference lab to study social systems.</text:p>
      <text:p text:style-name="P9"><text:soft-page-break/>I'm not going to go over all of it, but there's really cool studies. I've just highlighted a few here where basically systems minimize free energy give rise to large scale behavioral coordination. Much of the work, though, is still theoretical, so it'll be interesting to see how experimental work and delve into this. I know Yonasmago, Rudy PTI and Maxwell Ramstead are doing a lot of work on this. I think Lars Sandsvin as well is doing some cool work on this.</text:p>
      <text:p text:style-name="P9">So at first glance it might appear difficult to model a phenomenon like confirmation bias using active in Prince formulation. Why? Because, remember, our agents are supposed to be guided by the principle of maximizing Bayesian surprise or evidence, which requires to constantly seek out information that is expected to challenge one's world.</text:p>
      <text:p text:style-name="P9">31:33 Right, because the more surprised I consume now, the less likely I am to be surprised later. Right?</text:p>
      <text:p text:style-name="P9">But information gain is subjective. Epistemic value, or the basic surprise or information gain is always an expected surprise from the point of view of the agent. It's in relation to the agent's set of beliefs or generative models and because of this subjectivity the informativeness of epistemic value or epistemic value of and action can be arbitrarily far from the agent's expectation. So taking advantage of this we give agents what we refer to as epistemic confirmation bias by building a priori belief into the generative model that agents are more likely to sample informative information geometry agents with whom they agree a priori and to say priori notion is important. So agents will sample agents with whom they agree under the belief that the agents are more likely to provide higher quality information.</text:p>
      <text:p text:style-name="P9">32:44 This has a key difference with some traditional opinion models. So there's been a lot of opinion models out there not a lot with active inference but definitely a lot with traditional approaches and so the implementation of bounded confidence to motivate polarization is usually hardcoded in the agent's ability to perceive and thus update their beliefs. In our model polarization is motivated by the positive effect of confirmation bias and is thus directly in the agent model of the world. This allows agents to get more evidence about their environment if the information comes from another agent that shares the same moral view they're implicitly motivated in their generative models to gain more evidence about the world if it confirms their prevesting beliefs. Also agents normally in traditional models goal directed perceive the belief state of other agents right?</text:p>
      <text:p text:style-name="P9">Directly perceive. That's the key here. But in our model this is pretty we believe this is unrealistic because we only infer the beliefs of others and thus agents do not have direct access to each other's belief states they infer the belief states and change them through observation.</text:p>
      <text:p text:style-name="P9">34:02 There's been a few recent papers that began to build Bayesian models of opinion dynamics which are motivated by the Bayesian brain hypothesis. A crucial point that distinctions approaches like active inference and planning as inference from the genotype Bayesian approach is the action that actions themselves are inferred. Behavior is cast as the result of inference specifically by sampling actions from a posterior distinctions over action. So actions are selected in order to achieve goals that minimize future uncertainty and to maximize a lower bound on Bayesian model evidence. So we're using this to supplement the goal directed aspect of policy inference which is driven by the expected free energy and this becomes habits when the prior over the action becomes inflexible, right?</text:p>
      <text:p text:style-name="P9">So if the prior over action become so strong it's just always going to be that, right?</text:p>
      <text:p text:style-name="P9">35:04 This prior is learned over time and in the concept of opinion dynamics it can lead to a propensity to continue sampling agents that have been sampled previously. So it's this idea of choosing action through inference in affordance with the minimization of uncertainty. It's a powerful modeling technique because through the choice of policy inference one can encode various social. Behavior like conformity, habit formation, hostility, Bayesian inference.</text:p>
      <text:p text:style-name="P9">Here we really only did habit formation because we had the forest, but eventually this could lead to very powerful modeling tools for social interest. So I can stop here before I launch into the hypothesis.</text:p>
      <text:p text:style-name="P9"/>
      <text:p text:style-name="P9">35:52 Daniel:</text:p>
      <text:p text:style-name="P9">Awesome. With active inference. Let's keep going.</text:p>
      <text:p text:style-name="P9"/>
      <text:p text:style-name="P9">35:57 Mahault:</text:p>
      <text:p text:style-name="P9">Awesome. So we have three hypotheses. The first one is that we cast confirmation bias in action in force instance, a form of biased curiosity in which agent selectively gather information from other agents with whom they agree. Epistemic confirmation can mediate the formation of echo chambers and polarization in social networks. But we also believe that conversation bias, epistemic conversation bias, and network connectivity will modulate the formation of polarized epistemic communities.</text:p>
      <text:p text:style-name="P9"><text:soft-page-break/>Hypothesis number two is we consider the affect of agents beliefs about the volatility of their social environments. So we try to see how beliefs about social volatility impact their sampling behaviors and which itself may interact with epistemic confirmation bias. So we hypothesize that beliefs about less quickly changing social environments will increase likelihood of polarization. And hypothesis treats we hypothesize that we can model selective exposure effects and conformity through habit formation, which emerges through base optical learning.</text:p>
      <text:p text:style-name="P9">37:04 So we show that agents will begin to sample only those who belong to a particular epistemic community.</text:p>
      <text:p text:style-name="P9">A greater learning rate for habit formation will lead to clusters within the network, amplifying and quickening the formation of echo chambers. So the model this is a multiagent active inference model. The group of agents update their beliefs about an abstract binary state that represent two conflicting ideas and the opinion states about these ideas. Each agent also generates an action that is observable to other agents in the context of digital social network. We're using the Twitter linguistics, but this was we basically tried to replicate distributions that were found in previous studies on Twitter.</text:p>
      <text:p text:style-name="P9">Over time, each agent updates posterior distribution or beliefs about which idea is true and as well as a belief about what a connected set of other agents in the network beliefs. So basically, what do their neighbors believe?</text:p>
      <text:p text:style-name="P9">38:05 And both of these inferences are active by observing the behavior of other agents, agents can only observe the behavior of one agent at a time, so they have to pick who they want to look at. All right, the gyms model.</text:p>
      <text:p text:style-name="P9">I can go into details one, but this is pretty I know it looks like a lot, but it's actually principle these encapsulate observations. Right? So this is the observation about what I'm tweeting, who I'm looking at, and what they're tweeting, right? And then the a matrix is mapping the probability of a state having caused this conversation. So we have states about like, what is the ID true or not?</text:p>
      <text:p text:style-name="P9">Is it ID one, ID two? This is a bit blurry, but basically, like, which neighbor am I looking at? And this is who am I looking at?</text:p>
      <text:p text:style-name="P9">39:07 What do they believe? Right?</text:p>
      <text:p text:style-name="P9">So it's pretty simple mapping here you have D, which is the priors. So what do I believe about the world? Before having any observation about the world, then B is the transitions, right? So how are the states likely to succeed one another? Here you have the policies.</text:p>
      <text:p text:style-name="P9">So what Ines of actions am I likely to take to bring about this succession of states? And here are my preferences. So then there are other terms, but they're a bit more complicated. So I'm going to go into them. But basically these are the main these are the main things you have to know about a generative model.</text:p>
      <text:p text:style-name="P9">So I'm going to skip real fast because there were little arrows and I could exploration more. But here, each active inference agent in the multi agent simulation is equipped with the same generative model. A single agent observes the action of other agents.</text:p>
      <text:p text:style-name="P9">40:09 They form beliefs without an abstract binary environmental state. And then they choose actions which just sells are observable to other actions.</text:p>
      <text:p text:style-name="P9">The focal agent consists of two simultaneous choices an expression and an observation. So basically, what am I tweeting and who am I looking at? An agent can only observe one neighbor at a time. So at each time step a goal agent both tweets its own hashtag and chooses to read a hashtag tweeted by another single agent. So here we're saying hashtag again.</text:p>
      <text:p text:style-name="P9">This is just linguistics, right? We could have said anything. Basically, these are numbers in a matrix. Effectively, in a much more complex model, we could have had them read a hashtag in a sentence and then try to infer what the sentence really said. We could have done something much more complex.</text:p>
      <text:p text:style-name="P9">But for now, the point was just to make them try to infer a belief based on.</text:p>
      <text:p text:style-name="P9"/>
      <text:p text:style-name="P9">41:29 Daniel:</text:p>
      <text:p text:style-name="P9">I hope now will rejoin and then we'll continue.</text:p>
      <text:p text:style-name="P9"/>
      <text:p text:style-name="P9">41:36 Mahault:</text:p>
      <text:p text:style-name="P9">Hey, are you there?</text:p>
      <text:p text:style-name="P9"/>
      <text:p text:style-name="P9">41:39 Daniel:</text:p>
      <text:p text:style-name="P9">Yes.</text:p>
      <text:p text:style-name="P9"><text:soft-page-break/></text:p>
      <text:p text:style-name="P9">41:40 Mahault:</text:p>
      <text:p text:style-name="P9">I'm so sorry. I don't know what happened.</text:p>
      <text:p text:style-name="P9"/>
      <text:p text:style-name="P9">41:43 Daniel:</text:p>
      <text:p text:style-name="P9">We get all kinds of surprises.</text:p>
      <text:p text:style-name="P9">We prefer surprises. Here you can reshare and just continue. It was only a few seconds, but it was great. When you say the right keywords and then the Internet short circuits, it happens.</text:p>
      <text:p text:style-name="P9"/>
      <text:p text:style-name="P9">41:58 Mahault:</text:p>
      <text:p text:style-name="P9">All right, well, I don't see you anymore.</text:p>
      <text:p text:style-name="P9"/>
      <text:p text:style-name="P9">42:02 Daniel:</text:p>
      <text:p text:style-name="P9">Oh, yeah, I'm here. No, I'm here. Don't worry.</text:p>
      <text:p text:style-name="P9"/>
      <text:p text:style-name="P9">42:05 Mahault:</text:p>
      <text:p text:style-name="P9">I'll share with me again.</text:p>
      <text:p text:style-name="P9"/>
      <text:p text:style-name="P9">42:09 Daniel:</text:p>
      <text:p text:style-name="P9">Awesome.</text:p>
      <text:p text:style-name="P9"/>
      <text:p text:style-name="P9">42:10 Mahault:</text:p>
      <text:p text:style-name="P9">Actually, let's just go with this. Okay. Can you see my screen again? And I'm back.</text:p>
      <text:p text:style-name="P9">Is everything cool?</text:p>
      <text:p text:style-name="P9"/>
      <text:p text:style-name="P9">42:17 Daniel:</text:p>
      <text:p text:style-name="P9">Great.</text:p>
      <text:p text:style-name="P9"/>
      <text:p text:style-name="P9">42:18 Mahault:</text:p>
      <text:p text:style-name="P9">Wonderful.</text:p>
      <text:p text:style-name="P9"/>
      <text:p text:style-name="P9">42:19 Daniel:</text:p>
      <text:p text:style-name="P9">We're back.</text:p>
      <text:p text:style-name="P9"/>
      <text:p text:style-name="P9">42:20 Mahault:</text:p>
      <text:p text:style-name="P9">Where did you cut off?</text:p>
      <text:p text:style-name="P9">Because sometimes I kept talking for a minute.</text:p>
      <text:p text:style-name="P9"/>
      <text:p text:style-name="P9">42:24 Daniel:</text:p>
      <text:p text:style-name="P9">We heard observing one neighbor at a time and then how you could have modeled more complex interaction effects with, like, multiple artifacts. Yeah, right.</text:p>
      <text:p text:style-name="P9"/>
      <text:p text:style-name="P9">42:34 Mahault:</text:p>
      <text:p text:style-name="P9">Okay, awesome. Okay, cool.</text:p>
      <text:p text:style-name="P9">Yeah. So now let's explain the hidden states. So what are the states they're trying to infer? S idea. So it's basically binary variable ID one.</text:p>
      <text:p text:style-name="P9">ID Two. Is ID one true. Is ID two true meta belief, which is the particular neighbor's beliefs about which of the idea is true. So does my neighbor believe this or not, that the Tweets. So what am I Tweeting and who should I attend to?</text:p>
      <text:p text:style-name="P9">Which neighbor am I attending to? So this was actually very complex. Daphne and Conor did an amazing job here because we wanted to change the number of neighbors. And so the matrices had to grow in relation to how many neighbors there were. And it was beautiful the way that they did this.</text:p>
      <text:p text:style-name="P9">So shout out to Conor, who's obviously a genius, and Daphne as well. So I'll discuss control states. So control states are which of the states can my agents actually act upon?</text:p>
      <text:p text:style-name="P9">43:39 So here it was the Tweet. So I can decide to tweet, hashtag one or hashtag two, and then I can decide to look at neighbor one through two.</text:p>
      <text:p text:style-name="P9"><text:soft-page-break/>Now observation modalities, what can they see? They can see their own Tweets. And this is important because the thing is, oftentimes you have to have a sort of identity mapping between your observations and your states so that the states can be taken into conversation in the actions. So here you have to know what you're tweeting, you have to know what your neighbor is tweeting, and you have to know who you're attending to, right? Pretty simple.</text:p>
      <text:p text:style-name="P9">Now the likelihood. So in a palm DP, in a generative models, we have to describe the likelihoods that determine how hidden states relate to observations, right? So the entire A array is a set of tensors with one sub tensor per observation modality. Each modality specific likelihood tensor is a potentially multidimensional array that encodes the conditional dependencies between each combination of hidden states and observations.</text:p>
      <text:p text:style-name="P9">44:49 For that model, we also have a transition model.</text:p>
      <text:p text:style-name="P9">So the transition likelihood, the dynamics likelihood in B that I explained earlier, the environmental dynamics. So how are things likely to change? A higher value means the same idea Dean valid over time. A lower value means the same idea is less likely to be true over time, so more environmental volatile and then the dynamics of whether my neighbors are likely to change their ideas of the world. Then the next component here is the gentle model with priors over the observations.</text:p>
      <text:p text:style-name="P9">So in discrete active inference, we represent these as vector C, D and E. So goal directed action is motivated by tilting to a baseline prior over observations. So that specifies the agent's preferences. So that's the C I was talking about earlier. What do I want to encounter in the world, what are the outcomes I'd like to see?</text:p>
      <text:p text:style-name="P9">45:51 And those usually act as kinds of rewards. Then there's the prior hidden states at the initial time step, which is the D vector. It encodes the agent's beliefs about the initial state of the world before having made any observations. And in the current model, we make the prior over control states and empirical prior parametrized by the link function denoted by the et vectors. I'm not going to go too much into this, but basically this implies that the prior over those control states corresponding to Tweet actions dependent on the posterior of the idea.</text:p>
      <text:p text:style-name="P9">So basically your agents are always going to Tweet exactly the same as they believe. They're not lying, but they could but we could change that. So how is learning under active inference? Learning also emergence as a form of variational inference. So it's not an inference over a hidden state but rather over model parameters.</text:p>
      <text:p text:style-name="P9">So the parameter inference is referred to as learning because it is often assumed to occur on a fundamentally way slower time scale than hidden states and policy inference.</text:p>
      <text:p text:style-name="P9">46:53 In this model we use habit learning to model the development of epistemic habits. So as I said, the tendency to examples the same people and so they simultaneously infer which neighbor to attend to based on the prerogative to minimize expected free energy. And they also continuum learn the habits based on the frequency with which they tend to ask their neighbor. All right, the actual implication.</text:p>
      <text:p text:style-name="P9">So in a given simulation we had several agents but we didn't always use the same number of agents. We were very limited by computational constraints. We would have wanted to make something much larger, much bigger to really model than actual social media. But this is very computational heavy. In the future studies we may try to increase the number of agents but for now we try to stay between twelve and 30 agents.</text:p>
      <text:p text:style-name="P9">Again, same model for each agent at each time step. Agents simultaneously update their belief and take an action. Each agent's conversation are a function of its own action at the previous time step as well as the actions of a selected set of neighbors at the previous time step.</text:p>
      <text:p text:style-name="P9">47:59 So not everyone is connected to everyone. So I don't need to see everyone all the time.</text:p>
      <text:p text:style-name="P9">Each agent has a fixed set of neighbors where the particular neighbors are determined by and randomly chosen network topology. Okay. Alright. So focal agents with a higher ECD believe that Tweets are more reliable as they come from neighboring agents. They believe to share the same opinion, right to likeminded people.</text:p>
      <text:p text:style-name="P9">The inverse social volatility is a parameterized focal agent's belief about the stochasticity of the social dynamics. The learning rate is associated with updating the habit vector over neuroattendance and network connectivity is the way that individuals are connected to one another. It's pretty simple. So these are the parameters that we tweaked during the simulations. You'll see that they tend to interact with one another and they're related to the hypotheses we formed initial.</text:p>
      <text:p text:style-name="P9">49:00 So this figure is really cool. It visualizes opinion formation in a single active inference agent and sheds light on the relationship between inverse volatility and epistemic confirmation bias. We use a <text:soft-page-break/>simplified three agent set up here, so we just weren't trying to test something. At each timestep the focal agent chooses to read a hashtag from one of its two neighbors and the two neighbors are not actually active inference agents here they're just part of the generative process, their sources of sequences, discrete hashtag and who tweet hashtag one or hashtag two? And as you can see, higher epistemic confirmation bias induces a positive feedback effect where the goal agent comes to agree with one of its two neighbors with higher certainty.</text:p>
      <text:p text:style-name="P9">As you know, it tweets the thing that it believes even if it's exposed to a sequence of hashtag over 100 times the agent receives the observation.</text:p>
      <text:p text:style-name="P9">50:01 And here below its subplot, the heat map shows that the temporal evolution of the probability of sampling neighbor one versus neighbor two over time shows it clearly goes towards the one he started a prior with. The beliefs in more metabolite volatility leads to higher posters, uncertainty about the idea, but it still eventually leads to believing in the same idea you initially tried.</text:p>
      <text:p text:style-name="P9">Okay, now this is much more informative as to the actual phenomenon. And you can see here that we have two very interesting phenomena, consensus and polarization. They emerge when simulating the network. We can see that every agent is generated by the action, the observations of every agent is generated by the actions of other agents. And so collective belief dynamics here under different generative parametrization really show the evolving beliefs of all agents about idea one or about idea two.</text:p>
      <text:p text:style-name="P9">51:14 In final A and D we see polarization where two subset of agents end up believing in two different levels of the idea of the idea, hidden states with a high certainty. So you can really feel like they go very far. It goes one or zero. It's not like zero six, no, it's really one or zero. They're really certain.</text:p>
      <text:p text:style-name="P9">Entitled B and C on the other hand, shows consensus where the whole network converges on the same opinion by the end of the simulation. This really showcases the rich phenomenology displayed by collectives active inference lab agents which validates our model really alongside known opinion dynamics model and that was really able to replicate distributions that we were trying to concept to. Do you have any questions?</text:p>
      <text:p text:style-name="P9"/>
      <text:p text:style-name="P9">52:01 Daniel:</text:p>
      <text:p text:style-name="P9">Yeah, maybe go back to the slides. What kind of dynamics might result in persistent diversity?</text:p>
      <text:p text:style-name="P9">Or not just the absolute consensus or absolute bifurcation, but like you did mention, you said you didn't see there to be a continuum of people who aren't sure. So what kind of parameters or what kind of cognitive mechanisms would facilitate that.</text:p>
      <text:p text:style-name="P9"/>
      <text:p text:style-name="P9">52:28 Mahault:</text:p>
      <text:p text:style-name="P9">So lower epistemic confirmation bias for sure would potentially lead to more variety. We would look into network structure eventually. Lower habit formation would definitely help as well as you can see here, and also higher belief in volatility.</text:p>
      <text:p text:style-name="P9">So if you believe that volatility is high, you're going to keep sampling a lot of people because you do believe that uncertainty is going to continue arising, right? So these are three parameters that really lead to more diverse and less polarized beliefs and some ideas.</text:p>
      <text:p text:style-name="P9"/>
      <text:p text:style-name="P9">53:04 Daniel:</text:p>
      <text:p text:style-name="P9">Because it's so interesting how you culture. Like, the two things you can do on a classic social media platform, which is decide who to follow and then kind of ant a finer scale who to pay attention to, even though it's also partially, like, put in front of you with the feed and the algorithm. But also it's a little bit of agency in like what you pay attention to and who you follow at a slower time scale and then how you act and how that modifies the epistemic niche.</text:p>
      <text:p text:style-name="P9">And some people follow a lot and ant little and vice versa. And different people's cognitive models get updated in a different way despite having access to similar platform affordance.</text:p>
      <text:p text:style-name="P9"/>
      <text:p text:style-name="P9">53:43 Mahault:</text:p>
      <text:p text:style-name="P9">So these are really great points in future studies. One, you might want to see how the niche responds. So right now they're crafting their niches simply as a function of who they're talking to, right?</text:p>
      <text:p text:style-name="P9">But you could also model the algorithm screwing with you, right? So the algorithm knows you're looking for this, so it's going to cut some things from you. And so, like, for instance, one way we could have done this is the niche could have determined, well, okay, well, you're listening less to this, so I'm not going to cut that <text:soft-page-break/>connection, I'm just not going to let it be broadcasted to you right now. So that's one way that the algorithm works, right? It basically selects things it puts in your feed.</text:p>
      <text:p text:style-name="P9">Even though the people aren't gone, they're still there, you just see them less. So that's one way we could have done like a relationship with the niche and as you said, yeah, we could have modeled different kinds of behavior for people who are more lurkers, right? How do their beliefs change if they're not showing? So that's one way that eventually we're going to be able to model like, influence. There are people who potentially broadcast to a lot of people and a lot of the other people don't broadcast as much.</text:p>
      <text:p text:style-name="P9">54:49 So the beliefs of these people are going to be super influence as opposed to the beliefs of these smaller people who are much less influenced. So that's, I mean, there's a lot that can be done. It's really cool, but yeah, the only problem in life is there's not enough time. But yeah, it's really cool. Anyway, I'm going to keep going because we're going towards the cool part.</text:p>
      <text:p text:style-name="P9">So there's an interaction between epistemic confirmation bias and network connectivity. Here you can see a heat map of the mean polarization index across like, Ronen hundred independent realizations of the multiagent opinion dynamic simulations for unique combinations of network connectivity and epistemic confirmation bias. So in the bottom, the selected plot Ines show extreme settings of p. So p two and p eight and y, which is yeah, so shaded areas around each line represent the standard deviation of the polarization index across independent realizations.</text:p>
      <text:p text:style-name="P9">55:59 So this is hypothesis one.</text:p>
      <text:p text:style-name="P9">We investigated hypothesis one or how epistemic confirmation bias so why and network connectivity p determine collective information of epistemic communities. We systematically vary both epistemic confirmation bias, so 15 values for epistemic conversation bias tilling the range three to nine, and network connectivity, so 15 values for P tilling the range zero, two to zero eight in networks of 15 agents and over 100 different realizations of each condition for 100 timeSep. So it's really a lot. It's really a lot, but the results are beautiful. And so we're trying to see how higher epistemic conversation Bijan in sparse network might drive the emergence of epistemic community through the formation of belief clusters that are both dense and far apart in belief space, right?</text:p>
      <text:p text:style-name="P9">So they really believe different things. To assess the emergence of epistemic communities or clusters, we define the polarization index, which measures the degree of epistemic spread in a system.</text:p>
      <text:p text:style-name="P9">57:02 And so a high value of P, so close to one indicates more spread out beliefs and implies clustering in echo chamber formation, whereas a low P implies the network agents have similar beliefs about an idea or less diversity or less polarization. So it shows the effects of varying epistemic conversation bias and network connectivity on polarization. It is clear in the first column of the heat map that highly spread out beliefs can occur at all values of epistemic conversation bias in the presence of a sparse connectivity.</text:p>
      <text:p text:style-name="P9">Denser networks in general reduce the risk of polarization, as seen by the drop off. So how? Increased epidemic conversation bias can still counteract this effect to some extent by marginally bumping up the risk of polarization. So this is a really interesting result, but it comes back to what we were saying earlier. A dense network means there's a lot of people who you can see the opinion of and who may not agree with you.</text:p>
      <text:p text:style-name="P9">58:05 So you have more access to people's beliefs. Sparse networks means you're very quickly going to fall, Hinton and echo chambers because you're going to cut off some people you don't want to listen to, and then, boom, you have no more connection with these people. There we go. So in this one, you see another heat map. So these are really noisy.</text:p>
      <text:p text:style-name="P9">We're sorry about that. We redid them for the reviewers, but they're not ready, so they're pretty noisy. But I'm going to help you make a little sense of them. So here you have a heat map of the polarization index for 225 combinations of inverse belief volatility. So this hypothesis, too, and epistemic confirmation bias precision.</text:p>
      <text:p text:style-name="P9">So the above rights heat map, I don't know if I'm pointing to the right. Yeah, it's a heat map of the reintendence rate for 225 combinations of increase belief volatility and epistemic confirmation bias.</text:p>
      <text:p text:style-name="P9">59:12 And below left, it's the line plot of the most extreme rows of the polarization heat map. So below right is a plot line of the most extreme columns of the reattendance heat map. So for hypothesis two, we model behavior under different values of inverse social volatility.</text:p>
      <text:p text:style-name="P9">To see how it would interact with epistemic confirmation bias. We swept over epistemic confirmation bias and social volatility and we measured the readpendence rates and polarization index for each configuration. It portrayed a complex picture of the relationship between ECB and increase social volatility. In the case of high volatility over metabolites, agents are driven to periodically reatten to neighbors in order to resolve growing uncertainty about their beliefs. You can see a higher average reattenance rate.</text:p>
      <text:p text:style-name="P9"><text:soft-page-break/>Interestingly, there seems to be an interaction between reattendance rate and epistemic confirmation bias such that in the presence of both high volatility and low Epistemic confirmation bias, the reattenance rate is maximized.</text:p>
      <text:p text:style-name="P9">1:00:20 So they'll reattand the same people even if they have low epistemic information ties because they have high volatility. Axel Costa think that people are likely to change their mind, so they're going to continue to keep attending these people with a little bit of a lower volatility. They're not the lowest though, because if you have the lowest setting of volatility, you're just not going to care so much what other people think, so you're just going to keep reattening. So we speculated the absence of ECB makes the epistemic value of attending to every neighbor pretty much equally high.</text:p>
      <text:p text:style-name="P9">And thus agents are going to continue revisiting neighbors sequentially with the affordance preference for any given neighbor, solely dependent on the timelapse between the last reading of their last hashtag. So this is interesting. It will lead to diverse social attendance patterns so that agents will prefer to constantly sample either new neighbors with no particular neighbor left or uncertainty driven resampling.</text:p>
      <text:p text:style-name="P9">1:01:30 So they can either sample everyone or sample the same people, but they'll try to attend to their neighbors a lot.</text:p>
      <text:p text:style-name="P9">Okay, so here we have the last hypothesis, hypothesis free. We got there, it's a heat map of the polarization index for all 225 combinations of learning rate and epistemic confirmation bias precision. So above right you have a heat map of the reattendance rate for 225 combinations and epistemic confirmation bias. So the parameters represent the centers of the normal distribution sampled from across trials for each configuration. Below left, the most extreme row of the polarization index heat map, and below right, the most extreme column of the retained heat map.</text:p>
      <text:p text:style-name="P9">So here we're trying to see if the polarization of networks via habit formation follows. Hypothesis three, we swept over ECB, so 15 values tiling the range three to nine and learning rates.</text:p>
      <text:p text:style-name="P9">1:02:31 So 15 values tiling from zero to nine. And the networks were pretty small, 15 agents with a connection probability of zero four and an inverse social volatility of six. And as before, the same idea.</text:p>
      <text:p text:style-name="P9">So nine ECB was again normally distributed with a fixed Dean and a variance of one. So we sampled from a normal distribution and eventually we lowered the variance and it gave us much better results. But the learning rate was fixed for the condition to really understand what the effective it was. The learning rate incentivizes agents to reatten to the same neighbor by forming a habit. This competes with the epistemic value of attention to a new neighbor with unknown beliefs.</text:p>
      <text:p text:style-name="P9">This tested the hypothesis that a higher learning rates, stronger habit formation, increase polarization. And here we can demonstrate that a higher learning rate and epistemic proportion bias interact with influence outcomes at the collective level.</text:p>
      <text:p text:style-name="P9">1:03:35 So a higher learning rate induces more polarization, implying the formation of more stubborn epistemic communities in the network. Okay, so do you want me to go into the takeaways?</text:p>
      <text:p text:style-name="P9"/>
      <text:p text:style-name="P9">1:03:50 Daniel:</text:p>
      <text:p text:style-name="P9">That'd be awesome.</text:p>
      <text:p text:style-name="P9"/>
      <text:p text:style-name="P9">1:03:52 Mahault:</text:p>
      <text:p text:style-name="P9">Okay, so here we showed conversation bias as an epidemic phenomenon. Our agents have biased beliefs.</text:p>
      <text:p text:style-name="P9">We saw that ECB confers a higher weight to information that comes from peers and that can lead to a bad bootstrap. We find that opinion dynamics heavily depend on network density. This was not counterintuitive, but the way that it happens was a little bit counterintuitive. The clustering phenomenon is exacerbated by adding the capacity to form habits. So this is important.</text:p>
      <text:p text:style-name="P9">We found that ECB, the presence of habit formation, exacerbated polarization cue to the formation of echo chambers or tight communities of agents that only read each other's hashtags. And the contributing influence of beliefs about social volatility to exploratory social sampling leads us to consider the role of norms in social settings.</text:p>
      <text:p text:style-name="P9">1:04:54 If an agent is incentivized via epistemic value or period to pay attention to neighbors whom they are uncertain about, their social group could be a source of constant surprise as long as their beliefs about the neighbors are constantly fickle. So in other words, even in the presence of a group of like minded peers thank you. Burritos, I guess.</text:p>
      <text:p text:style-name="P9"/>
      <text:p text:style-name="P9">1:05:18 Daniel:</text:p>
      <text:p text:style-name="P9">Burritos modification. The best kind of niche modification I know, right?</text:p>
      <text:p text:style-name="P9"><text:soft-page-break/></text:p>
      <text:p text:style-name="P9">1:05:25 Mahault:</text:p>
      <text:p text:style-name="P9">Ghost bruise. So we expect that increased beliefs about social volatility leads to repeated retainers of tears amongst one another. Okay.</text:p>
      <text:p text:style-name="P9">We have limitations in this work, like I said, very low number of people. We only model beliefs of two exclusive ideas. It would have been maybe more interesting to have more and we would have wanted to notice the emergence of similar but distance sub communities as well, even if they're not already connected. So yeah, that was all of it. That was all of it.</text:p>
      <text:p text:style-name="P9"/>
      <text:p text:style-name="P9">1:06:07 Daniel:</text:p>
      <text:p text:style-name="P9">Conor work really fun to hear about. Nice. Well, if anyone's watching Live, they can ask any questions. Otherwise what would you like to start off by talking? Like when you present that for what audience, what do people often ask about.</text:p>
      <text:p text:style-name="P9"/>
      <text:p text:style-name="P9">1:06:31 Mahault:</text:p>
      <text:p text:style-name="P9">The same questions you ask me? They ask, what can we do about social media, how do we factor in the algorithm? How this ties into misinformation? I guess this question, we haven't really talked about the notion of misinformation, so that's something you're interested in.</text:p>
      <text:p text:style-name="P9"/>
      <text:p text:style-name="P9">1:06:50 Daniel:</text:p>
      <text:p text:style-name="P9">Let's hear about it.</text:p>
      <text:p text:style-name="P9"/>
      <text:p text:style-name="P9">1:06:51 Mahault:</text:p>
      <text:p text:style-name="P9">Yeah, so misinformation is kind of a tricky question, right? Because you'd think that misinformation would be if it doesn't agree with us. If it's about something we don't agree with, we Costa it instantly as misinformation. And in fact, we tend to fall very heavily for most sources of misinformation. The only thing is we fall for information that tends to reinforce our view of the world.</text:p>
      <text:p text:style-name="P9">So even if it's part of a sort of conservative, if you're more liberal, more I forgot the word for not conservative and you're more or less if you're seeing some piece that chaos been cropped by the right, but it kind of confirms your view of the world, you're more likely to integrate it. And this is pretty important, especially when we're trying to think about the QAnon people whose views aren't necessarily complexity polarized, but who ant to view the world as something they can unfold, right?</text:p>
      <text:p text:style-name="P9">1:08:11 Something they have they have control over the epistemic value that they can gather. And so they're being fed information which feeds into that sort of meta view of the world that they can understand the hidden truth about the world. And so this becomes a sort of pool where it doesn't really matter what I pitch at you, so long as it gives you this sort of sensation that you have access to something that others really don't.</text:p>
      <text:p text:style-name="P9">And therefore you now understand the structure of the world a little better. Even if when you take the whole thing together, when you look at the entire structure of conspiracy beliefs, they're extremely unlikely, extremely complex. And one way that we've noticed that we can identify these conspiracy theories compared to true facts, they tend to have a really interesting structure, which is they're very sparsely connected to very large elements.</text:p>
      <text:p text:style-name="P9">1:09:20 But like normally in a true story, in something that's real, even if there's a lot of elements or field that are combined, there's a lot of connections amongst things, right? Because it's real.</text:p>
      <text:p text:style-name="P9">So you can really you can see from a lot of directions these real connections. If you lose one connection, everything doesn't fall apart. In conspiracy beliefs, those connections are so sparse that if you lose one, the entire theory doesn't make sense anymore. So that's the kind of structure that we see. So it's kind of sort of you can see how this would have epistemic value, right?</text:p>
      <text:p text:style-name="P9">Because everything is so surprising and uncertain that people would, like, feel a lot of value from accruing all this information. Right. So I think that's where we fall into the bad bootstrap. But there are other kinds of bad bootstraps.</text:p>
      <text:p text:style-name="P9">I don't want to make any community feel like they're being targeted or that I'm being negative towards it, but there are communication.</text:p>
      <text:p text:style-name="P9">1:10:29 Like, let's talk about a cult, right? Let's think about a cult who starts believing a very niche set of beliefs. And the way that they do this is by cutting off contact to everybody else, right? Because it's much easier for me to instill a belief in you.</text:p>
      <text:p text:style-name="P9"><text:soft-page-break/>There's nobody else to tell you this. Is crazy. This is bullshit. What are you doing? So one of the first things is they tell you to cut off contact with a lot of people.</text:p>
      <text:p text:style-name="P9">They reinforce the beliefs constantly. They punish anyone who dissents because that's how you reinforce a belief. And then you find them in these sort of communities which are like very only locally functional. And if you take someone out of that community afterwards and you put them somewhere else, they're like kind of lost because, well, that's not how the world works. They need to relearn a lot of things.</text:p>
      <text:p text:style-name="P9">They need to develop behavior that are distinct from their previous belief systems that allow them to exist and be humans in an already pretty complex civilization system.</text:p>
      <text:p text:style-name="P9"/>
      <text:p text:style-name="P9">1:11:42 Daniel:</text:p>
      <text:p text:style-name="P9">That was very interesting about the resilience of the meta view. So how do we use active inference to study these different phenomena? Like, how do you connect the nodes and edges from the graph, the generative model, the cognitive model, how does that visualization representation connect with the phenomena that we ant to model?</text:p>
      <text:p text:style-name="P9"/>
      <text:p text:style-name="P9">1:12:12 Mahault:</text:p>
      <text:p text:style-name="P9">That's a fair question, isn't it? That's what we're working on at the computational phenomenology lab. I have a theory, but it's not like it's still being developed. But my sense is you're going to start treating events as observations, right? And you're going to start treating so you're a node.</text:p>
      <text:p text:style-name="P9">You're here in the graph, and everything around you is a sort of conversation. And you're trying to determine layers in the graph which become states, right? So you're going to move across the graph by trying to predict effectively what is the next state and try to see if this new thing that you're going to observe matches with the state you're trying to see. So that's just how you move in the Carnap and then the way that you're going to establish what is true or not. So that's one way to do it.</text:p>
      <text:p text:style-name="P9">There are other ways, right? There's also swarm beliefs and stuff.</text:p>
      <text:p text:style-name="P9">1:13:14 But like, one way to do it is, well, how much can I predict from this note how much is actually connected to this node? And if we take this structure again of like, the graphs, which are sparsely connected and don't allow for any connection to be lost, you're going to start seeing that there's going to be a lot of dense connections between concepts. And it's going to be very easy for you to sort of find your way through the graph and be like, oh, I can go there, and I can go there, and I can go there and try to make predictions about the next potential nodes, given these two that you or these three that you already have, right?</text:p>
      <text:p text:style-name="P9">I have these three things, and I know everything's. First, it's densely connected. I can go there. It's easy. And if I go there, I don't lose any connection to anything else.</text:p>
      <text:p text:style-name="P9">So that's one way. Another way to do this is agents are going to start forming beliefs by observing real life or reality.</text:p>
      <text:p text:style-name="P9">1:14:15 And agents who have a lot of observations about the world are likely to have a more accuracy model of the world. So the more they make predictions about things that eventually happen, the more we can give them a reliability rating, right? So like this person sees a lot of things, one and two, when they say something it tends to happen.</text:p>
      <text:p text:style-name="P9">So we give them a high rating. And then the agents talk to one another and sort of like, coordinate their beliefs. And eventually there's going to be this dude over there that says Green. And everybody else says, Right, it says red. And it's like, well, the probability of this free being true, like there's a high surprising there.</text:p>
      <text:p text:style-name="P9">The kicker is there's a high surprising. So we're giving it a lower reliability rating. But if it does end up happening, well then the value is much higher as well, right? Because we reduced a lot of variational free energy here.</text:p>
      <text:p text:style-name="P9">1:15:17 I think that's how we're going to get to these two things combined with the graph leading to the nodes that you can connect together and the agent with reliability ratings that swarm towards a true belief are ways that we can interface these things, I think.</text:p>
      <text:p text:style-name="P9"/>
      <text:p text:style-name="P9">1:15:36 Daniel:</text:p>
      <text:p text:style-name="P9">Cool. The first mode you had I kind of wrote down, it was like dense connections, ideas that have grounding, good maps for territories, more stable territory, more effective map. It's like in a family if you went to someone else's family reunion you shouldn't be too surprised that any given two people know each other because there's kind of a coherence or there's a prior about the density of that network. Whereas if <text:soft-page-break/>the network is very sparse then the coherence of it is susceptible to single facts being wrong. So you kind of point it to like where a thread will be tied.</text:p>
      <text:p text:style-name="P9">This person knew that person and then this money was sent here and then it's like if even one of those things weren't true then the whole contraption is fallacious.</text:p>
      <text:p text:style-name="P9">The dense connections have an element of conformity to them because you have an intrinsically validating world model like the epistemic network of epic cycle and that way of predicting how the planets moved and then you have insight from outside that goes against the conformity bias the prior but that can be how the community can move into a new space.</text:p>
      <text:p text:style-name="P9">1:16:58 So we can't have like just novelty driven, like simply different is better, but we ant have simply the same is better, puts us in this active inference situation. Which is why it's so cool to see epistemic modeling like you have all done.</text:p>
      <text:p text:style-name="P9"/>
      <text:p text:style-name="P9">1:17:16 Mahault:</text:p>
      <text:p text:style-name="P9">There's something really interesting here about the optimal space around which you start computing the right amount of information. So Mark Miller is working on this, alex Kiefer is working on this as well.</text:p>
      <text:p text:style-name="P9">I know that we're working on it with also Alejandra Syria from Alara there's this whole group we're working on like, what is the optimal computation space, right? And so this is truly the question you just posed. Should I stay exactly where I am or should I try consuming error? And I think that is the beauty of groups. And this is where we sort of fall into what a group is in terms of a market blanket, right?</text:p>
      <text:p text:style-name="P9">So in the inner spaces of a group, you'll have people who are less likely to start consuming error. They're just staying within what's being done. And that's stability, right? And then towards the externalism parts of the group, there are people who are more connected to other groups, right, who can start consuming error.</text:p>
      <text:p text:style-name="P9">1:18:25 And this because the internal parts of the group are very densely connected to one another.</text:p>
      <text:p text:style-name="P9">Because they're an in group, this error can be passed in like it can be consumed in a way that is efficient for the group to deal with through this sort of blanket. So the real question becomes, like, what's an active state? What's the sensory state at the level of a blanket for a group? But you can start to conceptualize it as like, you're influence and you're lurkers, right? Like, the Lurkers consume information, and the Influencers promote information, and then this whole thing becomes sort of like there are people who just consume what this one dude says, and there are people who just, like, push out information.</text:p>
      <text:p text:style-name="P9">And then maybe they take a little bit of information, but they have, like, this sparse network of people who are like like, you know, people who are like 90,000 followers, but they themselves Bull of free.</text:p>
      <text:p text:style-name="P9">1:19:32 So then there's this like, sort of layering of people who listen to others. And so the smaller people who have less followers, they're still connected to one another. And there's degrees through which I think information is passed and consumed. What Mark Miller is trying to say is that the computational optimal is where you compute enough errors that you continue to grow in your sort of fitness landscape.</text:p>
      <text:p text:style-name="P9">So you're still learning about things, you're still discovering, but you're still stable enough that no error is going to topple you, right? So because you have all these other people here who keep your group relatively stable, you know that consuming a little bit isn't going to destroy your group. Right? It's like think of a polycule. We know we're in love.</text:p>
      <text:p text:style-name="P9">This new metaphor is not going to Brea our shit up.</text:p>
      <text:p text:style-name="P9">1:20:32 So it's good, right? So that's I think what allows this sort of large scale coordination among groups is that there are people who are like, specialized in consuming the error and who can only do this because there are other people who ensure there are resources being produced for them.</text:p>
      <text:p text:style-name="P9"/>
      <text:p text:style-name="P9">1:20:52 Daniel:</text:p>
      <text:p text:style-name="P9">Cool. Two thoughts.</text:p>
      <text:p text:style-name="P9">One, the force to periphery or fringe continuum. It also happens, like, in ant colonies where there might be a brood chamber that is the most homeostatically controlled. And then there's like a periphery out to like kind of a lobby or an ante chamber where there is a lot more like in and out. And then of course, that's the interface, like with the external world. And so then there's analyses with tracking of where the ants go.</text:p>
      <text:p text:style-name="P9">And so there'll be some whose distinctions spatially is more like the top parts of the nest or just the entry room and a little bit in. And there might be another one that spends more of its time towards the core and spends it goes a little bit out. But that last piece you said, what roles contribute to colony or epistemic, community stability or collective open mindedness or resilience?</text:p>
      <text:p text:style-name="P9">1:21:55 Like, those are such critical questions that people frame qualitatively every day. And so it's just really cool to have the conversation and open it up to many different perspectives about what Ronen do <text:soft-page-break/>play in communities and then try to use the model to follow up and describe complex situations rather than constraining to what communities can be or how they can regulate.</text:p>
      <text:p text:style-name="P9"/>
      <text:p text:style-name="P9">1:22:29 Mahault:</text:p>
      <text:p text:style-name="P9">Yeah, and there's something beautiful about active inference here because we can literally, potentially measure or predict what might be an optimal state for a group given the free energy that the group can consume, right? So if we can understand how this consumption of error can be distributed over the group or at least can be absorbed, we can say, well, listen, we don't need to destroy your Q and on group. All we need to do is give you a little bit enough in the right distributed areas so that you guys integrate on wrong and potentially shift without us having to further push and potentially even pull, right? Like one of the worst things you can do with one of your Q and on family members is antagonize them because then they isolate and they're gone. You're never finding them again.</text:p>
      <text:p text:style-name="P9">They will be lost to that thing which will consume them. It's not just true for fringe groups, it's true for a lot of groups where we're, like, we rely on that community for survival, as we said.</text:p>
      <text:p text:style-name="P9">1:23:36 Like, there's a lot of communities out there who need to stay tight knit because, well, it's beneficial for them to be tight knit. So let's say we're like a city, right? And there's nothing wrong inherently about being a city.</text:p>
      <text:p text:style-name="P9">And what you want to do is to try to prevent a catastrophe, right? But we can't all be researching the types of catastrophes that might happen and someone's got to make bread, right? So you start having these people who you can predict over time that I don't have to think about this, I don't have to pay attention to this scale because I'm paying attention to this. And I know that they can rely on that. The My model of the scales makes it so that my role is super clear and allows for others to make these predictions.</text:p>
      <text:p text:style-name="P9">Right? So I think it's not fully tough, fully realized yet. And there's a lot of work to be done still.</text:p>
      <text:p text:style-name="P9">1:24:37 But I feel like we have it right there. It's right there.</text:p>
      <text:p text:style-name="P9"/>
      <text:p text:style-name="P9">1:24:43 Daniel:</text:p>
      <text:p text:style-name="P9">Here's something that kind of makes me think about like, the city is enabled by specialization and all these other features. What are epistemic infrastructure projects? Like, what are the thankless or thankful jobs that people do, like moderation governance, care for themselves and for other participants? What are those infrastructure tier roles where it's like, this is building the road. So we have to contextualize how well this shop does in light of the effort to build the road, the community that contributed there.</text:p>
      <text:p text:style-name="P9">And so it kind of like opens up the idea of attribution and community in very generative space.</text:p>
      <text:p text:style-name="P9"/>
      <text:p text:style-name="P9">1:25:38 Mahault:</text:p>
      <text:p text:style-name="P9">Yes. I feel like it would be difficult to say that there is a very clear distinction in any given infrastructure. Right. So, like, every field has people who innovate. Every field has people who just stay on tradition.</text:p>
      <text:p text:style-name="P9">Every field has people who just provide. It's not just like bakers just provide. Right. There are people who innovate in bread. There are people who think of new recipes or think of new ways or try to bring the same recipes to different parts of the world.</text:p>
      <text:p text:style-name="P9">So it's more distributed than that. But I really do think that these structures kind of self emergence, right?</text:p>
      <text:p text:style-name="P9">We all kind of have it. I'm going to make that. But I do believe that there is a natural instinct to try something new once you have the certainty that shit isn't going to fall under you.</text:p>
      <text:p text:style-name="P9">1:26:49 Right. And because we have this sort of distribution of, like, people who have more or less money and people who have had past experiences of having more or less money, they kind of tend to focus.</text:p>
      <text:p text:style-name="P9">And so it naturally sort of synchronizes into, well, you know what? I was poor my whole life. I'm gain to be careful. I'm not going to go crazy. And that's why, you know, that the fallacy of the entrepreneur who had, like, nothing and he became something like that is bold.</text:p>
      <text:p text:style-name="P9">It is so easy to be an entrepreneur when you have barely anything to lose. The notion of risk and capitalism isn't true. They can do it because to them the risk is minimal. If I lose everything tomorrow, I can do it again. So there isn't really a risk.</text:p>
      <text:p text:style-name="P9">Whereas if a little lady over there who has 200 in her bank account designs to put everything in a business, it's a real risk.</text:p>
      <text:p text:style-name="P9">1:27:49 It's a real risk. And obviously she's less likely to do it because what happens to her children if she loses everything? You know what I mean? So there's going to naturally be these tears of people who, because of their state space, right?</text:p>
      <text:p text:style-name="P9"><text:soft-page-break/>So the probability of them continuing accessing resources over time is less spread out. They have to stay concentrated on this. And by virtue of doing this, they also keep producing value and resources for people who tend to accrue this and thus have more leeway to graph it out and innovate. I mean, there's a reason that it's so easy to go to university when your parents are rich. Obviously, if your parents have the means to support you, you're going to try and continue studying longer and longer.</text:p>
      <text:p text:style-name="P9">It's much harder if you have to support yourself.</text:p>
      <text:p text:style-name="P9">1:28:51 It's not possible, but it's so much harder. So anyway, yeah, capitalism.</text:p>
      <text:p text:style-name="P9"/>
      <text:p text:style-name="P9">1:28:58 Daniel:</text:p>
      <text:p text:style-name="P9">Well, to connect it to active inference, you kind of brought up the situational risk sensitivity and how that relates to someone's experience in their situation. And then in active inference, the policy selection for whether the binary decision go to this university or go to some other path or a continuous policy, it's broken down into that pragmatic or kind of outcome or goal or reward orientation as well as the epistemic.</text:p>
      <text:p text:style-name="P9">And so what happens when people don't have to have anxiety or find out epistemically about how they're going to get pragmatic reward for their action? And how does that move us beyond the sort of like web to engagement maximization relationship with platforms where there's a very specific generative model generative process relationship, and it's based around, like, behavior summaries of the person's time spent on the site or like they're spending or something like that, versus taking the cognitive reins and saying we want to have lower anxiety and we want people to be exposed to different perspectives or some other preference for platforms that's specified using an active inference framework.</text:p>
      <text:p text:style-name="P9"/>
      <text:p text:style-name="P9">1:30:25 Mahault:</text:p>
      <text:p text:style-name="P9">There's a lot in there, so I'm going to try to so think of it. Think of the generative model always like, generative models aren't one scale, right? There's scales on scales and scales and scales on scales.</text:p>
      <text:p text:style-name="P9">And what happens when you go across scales is that your state's at one level becomes the conversation at the next level, and then it embeds and embeds. It embeds, okay. And then the embedding can sort of like, again, track Hinton one another. So I'm here and there's the bear. So I'm going to stop focusing on you, which is a higher level.</text:p>
      <text:p text:style-name="P9">I'm going to focus on directly Dutch right now. And there's the bear, and I'm going to focus on the bear. But eventually the bear goes away because I was having hallucinations and suddenly I can go back to a higher level and start monitoring other things and notice, okay, well, you know what? This lasted a long time, and maybe I should be cooking because I'm going to get hungry. So I'm going to slowly navigate the scales of where I'm supposed to put attention based on how the free energy is rising at a given point in this form.</text:p>
      <text:p text:style-name="P9">1:31:34 All the same for the web or for monitoring or for the resource attribution. What am I really trying to do? What I'm trying to do is to make sure that a person never has to feel like they're constantly putting out fires. So anxiety is that right? Anxiety is the Costa belief that you're, like, peeking everywhere and you have to pay attention to everything.</text:p>
      <text:p text:style-name="P9">You're hypersensitive. So let's lower that. Let's feel like you can start giving a little bit more attention to a longer time forage or even a shorter one, but just on the moment because, like, all of the parts of your model are pretty certain there's not going to be a fire. So, like, I have certainty across all my scales, and I'm going to start paying attention to just this now and then. Like, I don't need to, like, you know, give too much to my model.</text:p>
      <text:p text:style-name="P9">Hohwy do you do this with monitoring? Well, with monitoring you're like, well, look, given that this trajectory right now, and given this personality type and given, like, what we know already about her, she's going to freak out in about five minutes about X and I'm moderating this.</text:p>
      <text:p text:style-name="P9">1:32:46 So before she freaks out, let's give a little reminder about this. Or like, actually through IoT or whatever. Let's start something.</text:p>
      <text:p text:style-name="P9">Like, my dream is, like, in the morning, I wake up, my breakfast is like, start it. Nobody's starting it for me. It's just starting. So, you know, I do my house predicts the kinds of things I'm likely to need so that eventually I never, like, ever have to feel like I need to pay attention to anything with too much like, too much uncertainty is going to arise anywhere. Not sure I answered your question exactly, but I feel like I'm going in that direction.</text:p>
      <text:p text:style-name="P9"/>
      <text:p text:style-name="P9">1:33:27 Daniel:</text:p>
      <text:p text:style-name="P9">There's the preparing your breakfast when you wake up. And there's sort of the Cybernetics 1.0 version, which is we have a prediction about what time you're going to wake up. And then we're just going to do it <text:soft-page-break/>like setting the thermostat we're going to just prepare it for it to be ready at this time. Then this is kind of taking that physical biofeedback layer to another level. But also, what should we epistemically forage force in the morning?</text:p>
      <text:p text:style-name="P9">How do we experience that sleepwake transition in a way where, like, we wake up and sort of like, sharpen or become more vigilant and focus on the things that matter and that have impact and at the end of the day, sort of have some unwind or some sort of relaxing process so that we can move into a healthy sleep.</text:p>
      <text:p text:style-name="P9"/>
      <text:p text:style-name="P9">1:34:28 Mahault:</text:p>
      <text:p text:style-name="P9">I'm watching a lot of YouTube lately.</text:p>
      <text:p text:style-name="P9">There's this one dude who tried to replicate a billionaire morning. It was striking what the billionaire does in the morning, which is basically like, I'm gain to do all this shit to make my body feel better and all that great. And then he did this stuff to think about who he wanted to be today and what kind of qualities he wanted to embody. And it's like, yo, I got to think about not missing my bus or whether I'm going to freeze my house outside or whether I might get fired if I get late. Do you see what I mean?</text:p>
      <text:p text:style-name="P9">My concerns, my direct epistemic concerns in the morning are vastly different from what that dude has to care about because everything that I'm talking about, he is certain about. Like he has no qualms about it. He does not care. So how might one sort of shift this?</text:p>
      <text:p text:style-name="P9">1:35:29 Well, I feel like there could be structures that we could put in place in order for someone to not feel like they have to fill that.</text:p>
      <text:p text:style-name="P9">But also maybe a focus I know it seems hard to say, but maybe a focus on the things that he has to focus on would potentially limits the sort of constant need to feel like you need to put out fires. So let's say that I'm a smart interface and I'm like, well, this person needs to be certain about these things because their life has x constraints. Well, maybe what we're going to do is give you x reports and look, you don't need to worry about it. It's there. You have that information.</text:p>
      <text:p text:style-name="P9">Now, what about you tried to think about things that are longer scale? What about you try to think about things that if you had nothing to say to care about, you'd start thinking about? So, you know, maybe these are the sort of epistemic foraging that would lead people to a slightly more peaceful life.</text:p>
      <text:p text:style-name="P9">1:36:31 But maybe I'm coming from a very privileged face and maybe this is complexity unrealistic. So you'd have to ask people who are much less privileged might have a different view on this question.</text:p>
      <text:p text:style-name="P9"/>
      <text:p text:style-name="P9">1:36:44 Daniel:</text:p>
      <text:p text:style-name="P9">Awesome points just in our last few minutes, like, what are you going to continue to work on? Or what are you excited about? Or what do you want to talk about? Or ask anything you want to talk about.</text:p>
      <text:p text:style-name="P9"/>
      <text:p text:style-name="P9">1:36:59 Mahault:</text:p>
      <text:p text:style-name="P9">You mentioned your paper, but we never got to it.</text:p>
      <text:p text:style-name="P9">We timer, sure.</text:p>
      <text:p text:style-name="P9"/>
      <text:p text:style-name="P9">1:37:05 Daniel:</text:p>
      <text:p text:style-name="P9">So with a handful of co authors, we wrote a paper about using active inference to study specifically the epistemic community of science. And so we as a group read and shared your paper on epistemic communities and then took the idea of like this epistemic entity. And now we've seen active inference entities be at different scales. That's several years and many like different things we've talked about there, including the narrative scale.</text:p>
      <text:p text:style-name="P9">And so we thought, well, how could we model the scientific epistemic ecosystem? How could we do a systems description of the scientific ecosystem? So, like, the entities like the person, but also the lab, the university, the dow in the case of decentralized science or like web three or open science, how do we model the active entities?</text:p>
      <text:p text:style-name="P9">1:38:09 And for the active entities, eventually flesh out a cognitive model like you've presented today, but also include the informational entities which map not on to the adaptive active inference agents, but the mere active inference agents. So we can still model the paper as like, an entity, but it doesn't have any policy selection that it can engage in or like a code can engage in limited policy selection when it's used by a computer system.</text:p>
      <text:p text:style-name="P9">And so the goal was to develop an ontology the AOS, the active entity ontology for science that would be able to link up natural language descriptions. Like, I sent a message to my friend person friend sent a message. So have the natural language representation with the graphical flowchart representation, kind of <text:soft-page-break/>like a social network of different kinds of entities, including the informational ones, and then be able to connect that to a simulation architecture.</text:p>
      <text:p text:style-name="P9"/>
      <text:p text:style-name="P9">1:39:23 Mahault:</text:p>
      <text:p text:style-name="P9">So, sorry, you cut off. That's why you were going to try and simulate agents using your ontology.</text:p>
      <text:p text:style-name="P9"/>
      <text:p text:style-name="P9">1:39:31 Daniel:</text:p>
      <text:p text:style-name="P9">So basically, like so the first chaos paper from last week, we focused a little bit more on the conceptual and the history of decentralized sense making and history of science and an introduction to web Three and DSI decentralized Science. And then some of our ongoing work and collaborations are to go from the flow chaos that we kind of sketched out in some of the figures, like a funding motif or an information sharing motif or communications motif into a simulation that uses the active inference entity model.</text:p>
      <text:p text:style-name="P9"/>
      <text:p text:style-name="P9">1:40:17 Mahault:</text:p>
      <text:p text:style-name="P9">You really need to talk to Maxwell about this. He's been trying to think about how communities react to active inference specifically. And this makes me think of Lakatosh, right? Like how there's this core and then people test out the external hypotheses until they reach the core. If they don't read the core, they expand.</text:p>
      <text:p text:style-name="P9">So there's something really cool there. I can't wait to see more of this work.</text:p>
      <text:p text:style-name="P9"/>
      <text:p text:style-name="P9">1:40:46 Daniel:</text:p>
      <text:p text:style-name="P9">Awesome. Yeah. I hope that we can continue strangely attracting and intertwining and including just collaborators from different backgrounds in the discussion as some people who are listening might be hearing about active inference for the first time and might be connectivity with like, a community in US.</text:p>
      <text:p text:style-name="P9">That likes to do this kind of modeling and foraging. And also there's people who might be more familiar with the active inference modeling. And hopefully this brought their attention to really important and contemporary case. And of course, excellent recent research.</text:p>
      <text:p text:style-name="P9"/>
      <text:p text:style-name="P9">1:41:28 Mahault:</text:p>
      <text:p text:style-name="P9">Yes, let's do and interdisciplinary research for the win.</text:p>
      <text:p text:style-name="P9"/>
      <text:p text:style-name="P9">1:41:34 Daniel:</text:p>
      <text:p text:style-name="P9">Cool. Anything else you want?</text:p>
      <text:p text:style-name="P9"/>
      <text:p text:style-name="P9">1:41:38 Mahault:</text:p>
      <text:p text:style-name="P9">No, we've coherent. A lot of rats.</text:p>
      <text:p text:style-name="P9"/>
      <text:p text:style-name="P9">1:41:40 Daniel:</text:p>
      <text:p text:style-name="P9">I know, I know. Seriously, the time goes fast. So thanks a ton for joining. See you around.</text:p>
      <text:p text:style-name="P9"/>
      <text:p text:style-name="P9">1:41:49 Mahault:</text:p>
      <text:p text:style-name="P10">By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YouTube Sans" svg:font-family="'YouTube Sans', 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1-28T19:57:08.671000000</dc:date>
    <meta:editing-duration>PT5H42M55S</meta:editing-duration>
    <meta:editing-cycles>14</meta:editing-cycles>
    <meta:generator>LibreOffice/7.4.1.2$Windows_X86_64 LibreOffice_project/3c58a8f3a960df8bc8fd77b461821e42c061c5f0</meta:generator>
    <meta:document-statistic meta:table-count="1" meta:image-count="0" meta:object-count="0" meta:page-count="21" meta:paragraph-count="430" meta:word-count="15166" meta:character-count="87278" meta:non-whitespace-character-count="72541"/>
  </office:meta>
</office:document-meta>
</file>